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F" svg:font-family=""/>
    <style:font-face style:name="OpenSymbol" svg:font-family="OpenSymbol"/>
    <style:font-face style:name="Tahoma1" svg:font-family="Tahoma"/>
    <style:font-face style:name="Monaco" svg:font-family="Monaco" style:font-family-generic="modern" style:font-pitch="fixed"/>
    <style:font-face style:name="Georgia3" svg:font-family="Georgia" style:font-family-generic="roman" style:font-pitch="variable"/>
    <style:font-face style:name="Georgia1" svg:font-family="Georgia" style:font-adornments="Gras" style:font-family-generic="roman" style:font-pitch="variable"/>
    <style:font-face style:name="Georgia2" svg:font-family="Georgia" style:font-adornments="Italique" style:font-family-generic="roman" style:font-pitch="variable"/>
    <style:font-face style:name="Georgia"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2" style:family="table">
      <style:table-properties style:width="15.452cm" fo:margin-left="0.771cm" fo:margin-right="0.776cm" fo:margin-top="1cm" fo:margin-bottom="1cm" table:align="margins"/>
    </style:style>
    <style:style style:name="Tableau2.A" style:family="table-column">
      <style:table-column-properties style:column-width="15.452cm" style:rel-column-width="65535*"/>
    </style:style>
    <style:style style:name="Tableau2.A1" style:family="table-cell">
      <style:table-cell-properties style:vertical-align="middle" fo:padding="0cm" fo:border="none"/>
    </style:style>
    <style:style style:name="Tableau1" style:family="table">
      <style:table-properties style:width="17.037cm" fo:margin-top="0cm" fo:margin-bottom="0.4cm" table:align="center" style:may-break-between-rows="false"/>
    </style:style>
    <style:style style:name="Tableau1.A" style:family="table-column">
      <style:table-column-properties style:column-width="2.475cm"/>
    </style:style>
    <style:style style:name="Tableau1.B" style:family="table-column">
      <style:table-column-properties style:column-width="1.621cm"/>
    </style:style>
    <style:style style:name="Tableau1.C" style:family="table-column">
      <style:table-column-properties style:column-width="1.617cm"/>
    </style:style>
    <style:style style:name="Tableau1.J" style:family="table-column">
      <style:table-column-properties style:column-width="1.619cm"/>
    </style:style>
    <style:style style:name="Tableau1.1" style:family="table-row">
      <style:table-row-properties style:min-row-height="1.159cm"/>
    </style:style>
    <style:style style:name="Tableau1.A1" style:family="table-cell">
      <style:table-cell-properties style:vertical-align="middle" fo:padding="0.097cm" fo:border-left="0.002cm solid #23b8dc" fo:border-right="none" fo:border-top="0.002cm solid #23b8dc" fo:border-bottom="0.002cm solid #23b8dc"/>
    </style:style>
    <style:style style:name="Tableau1.B1" style:family="table-cell">
      <style:table-cell-properties style:vertical-align="middle" fo:background-color="#e6e6e6" fo:padding="0.097cm" fo:border-left="0.002cm solid #23b8dc" fo:border-right="none" fo:border-top="0.002cm solid #23b8dc" fo:border-bottom="0.002cm solid #23b8dc">
        <style:background-image/>
      </style:table-cell-properties>
    </style:style>
    <style:style style:name="Tableau1.J1" style:family="table-cell">
      <style:table-cell-properties style:vertical-align="middle" fo:background-color="#e6e6e6" fo:padding="0.097cm" fo:border="0.002cm solid #23b8dc">
        <style:background-image/>
      </style:table-cell-properties>
    </style:style>
    <style:style style:name="Tableau1.A2" style:family="table-cell">
      <style:table-cell-properties style:vertical-align="middle" fo:padding="0.097cm" fo:border-left="0.002cm solid #23b8dc" fo:border-right="none" fo:border-top="none" fo:border-bottom="0.002cm solid #23b8dc"/>
    </style:style>
    <style:style style:name="Tableau1.B2" style:family="table-cell" style:data-style-name="N0">
      <style:table-cell-properties style:vertical-align="middle" fo:padding="0.097cm" fo:border-left="0.002cm solid #23b8dc" fo:border-right="none" fo:border-top="none" fo:border-bottom="0.002cm solid #23b8dc"/>
    </style:style>
    <style:style style:name="Tableau1.J2" style:family="table-cell" style:data-style-name="N0">
      <style:table-cell-properties style:vertical-align="middle" fo:padding="0.097cm" fo:border-left="0.002cm solid #23b8dc" fo:border-right="0.002cm solid #23b8dc" fo:border-top="none" fo:border-bottom="0.002cm solid #23b8dc"/>
    </style:style>
    <style:style style:name="Tableau1.B5" style:family="table-cell" style:data-style-name="N0">
      <style:table-cell-properties style:vertical-align="middle" fo:background-color="transparent" fo:padding="0.097cm" fo:border-left="0.002cm solid #23b8dc" fo:border-right="none" fo:border-top="none" fo:border-bottom="0.002cm solid #23b8dc">
        <style:background-image/>
      </style:table-cell-properties>
    </style:style>
    <style:style style:name="Tableau1.H5" style:family="table-cell">
      <style:table-cell-properties style:vertical-align="middle" fo:background-color="transparent" fo:padding="0.097cm" fo:border-left="0.002cm solid #23b8dc" fo:border-right="none" fo:border-top="none" fo:border-bottom="0.002cm solid #23b8dc">
        <style:background-image/>
      </style:table-cell-properties>
    </style:style>
    <style:style style:name="Tableau1.J5" style:family="table-cell" style:data-style-name="N0">
      <style:table-cell-properties style:vertical-align="middle" fo:background-color="transparent" fo:padding="0.097cm" fo:border-left="0.002cm solid #23b8dc" fo:border-right="0.002cm solid #23b8dc" fo:border-top="none" fo:border-bottom="0.002cm solid #23b8dc">
        <style:background-image/>
      </style:table-cell-properties>
    </style:style>
    <style:style style:name="Tableau1.J7" style:family="table-cell">
      <style:table-cell-properties style:vertical-align="middle" fo:background-color="transparent" fo:padding="0.097cm" fo:border-left="0.002cm solid #23b8dc" fo:border-right="0.002cm solid #23b8dc" fo:border-top="none" fo:border-bottom="0.002cm solid #23b8dc">
        <style:background-image/>
      </style:table-cell-properties>
    </style:style>
    <style:style style:name="Tableau3" style:family="table">
      <style:table-properties style:width="14.931cm" fo:margin-top="0cm" fo:margin-bottom="0.4cm" table:align="center" style:may-break-between-rows="false"/>
    </style:style>
    <style:style style:name="Tableau3.A" style:family="table-column">
      <style:table-column-properties style:column-width="2.385cm"/>
    </style:style>
    <style:style style:name="Tableau3.B" style:family="table-column">
      <style:table-column-properties style:column-width="1.111cm"/>
    </style:style>
    <style:style style:name="Tableau3.C" style:family="table-column">
      <style:table-column-properties style:column-width="2.387cm"/>
    </style:style>
    <style:style style:name="Tableau3.G" style:family="table-column">
      <style:table-column-properties style:column-width="1.889cm"/>
    </style:style>
    <style:style style:name="Tableau3.1" style:family="table-row"/>
    <style:style style:name="Tableau3.A1" style:family="table-cell">
      <style:table-cell-properties style:vertical-align="middle" fo:padding="0.097cm" fo:border-left="0.002cm solid #23b8dc" fo:border-right="none" fo:border-top="0.002cm solid #23b8dc" fo:border-bottom="0.002cm solid #23b8dc"/>
    </style:style>
    <style:style style:name="Tableau3.C1" style:family="table-cell">
      <style:table-cell-properties style:vertical-align="middle" fo:background-color="transparent" fo:padding="0.097cm" fo:border-left="0.002cm solid #23b8dc" fo:border-right="none" fo:border-top="0.002cm solid #23b8dc" fo:border-bottom="0.002cm solid #23b8dc">
        <style:background-image/>
      </style:table-cell-properties>
    </style:style>
    <style:style style:name="Tableau3.G1" style:family="table-cell">
      <style:table-cell-properties style:vertical-align="middle" fo:background-color="transparent" fo:padding="0.097cm" fo:border="0.002cm solid #23b8dc">
        <style:background-image/>
      </style:table-cell-properties>
    </style:style>
    <style:style style:name="Tableau3.A2" style:family="table-cell">
      <style:table-cell-properties style:vertical-align="middle" fo:padding="0.097cm" fo:border-left="0.002cm solid #23b8dc" fo:border-right="none" fo:border-top="none" fo:border-bottom="0.002cm solid #23b8dc"/>
    </style:style>
    <style:style style:name="Tableau3.C2" style:family="table-cell">
      <style:table-cell-properties style:vertical-align="middle" fo:background-color="transparent" fo:padding="0.097cm" fo:border-left="0.002cm solid #23b8dc" fo:border-right="none" fo:border-top="none" fo:border-bottom="0.002cm solid #23b8dc">
        <style:background-image/>
      </style:table-cell-properties>
    </style:style>
    <style:style style:name="Tableau3.G2" style:family="table-cell">
      <style:table-cell-properties style:vertical-align="middle" fo:background-color="transparent" fo:padding="0.097cm" fo:border-left="0.002cm solid #23b8dc" fo:border-right="0.002cm solid #23b8dc" fo:border-top="none" fo:border-bottom="0.002cm solid #23b8dc">
        <style:background-image/>
      </style:table-cell-properties>
    </style:style>
    <style:style style:name="P1" style:family="paragraph" style:parent-style-name="Frame_20_contents">
      <style:paragraph-properties fo:margin-top="0cm" fo:margin-bottom="0cm" fo:text-align="center" style:justify-single-word="false"/>
      <style:text-properties fo:font-variant="small-caps" fo:color="#23b8dc" fo:font-size="40pt" fo:letter-spacing="0.635cm" fo:font-weight="bold" style:font-size-asian="24pt" style:font-weight-asian="bold" style:font-size-complex="24pt" style:font-weight-complex="bold"/>
    </style:style>
    <style:style style:name="P2" style:family="paragraph" style:parent-style-name="Frame_20_contents">
      <style:paragraph-properties fo:margin-top="0cm" fo:margin-bottom="0.81cm" fo:text-align="center" style:justify-single-word="false"/>
      <style:text-properties style:font-name="Georgia3" fo:font-size="10pt" fo:font-weight="bold" style:font-size-asian="10pt" style:font-weight-asian="bold" style:font-size-complex="10pt" style:font-weight-complex="bold"/>
    </style:style>
    <style:style style:name="P3" style:family="paragraph" style:parent-style-name="Frame_20_contents">
      <style:paragraph-properties fo:text-align="center" style:justify-single-word="false"/>
      <style:text-properties fo:color="#23b8dc" style:font-name="Georgia3" fo:letter-spacing="0.141cm"/>
    </style:style>
    <style:style style:name="P4" style:family="paragraph" style:parent-style-name="Frame_20_contents">
      <style:paragraph-properties fo:margin-top="0cm" fo:margin-bottom="0cm" fo:text-align="center" style:justify-single-word="false"/>
      <style:text-properties fo:font-variant="small-caps" fo:color="#23b8dc" fo:font-size="40pt" fo:letter-spacing="0.635cm" fo:font-weight="bold" style:font-size-asian="24pt" style:font-weight-asian="bold" style:font-size-complex="24pt" style:font-weight-complex="bold"/>
    </style:style>
    <style:style style:name="P5" style:family="paragraph" style:parent-style-name="Frame_20_contents">
      <style:paragraph-properties fo:margin-top="0cm" fo:margin-bottom="0.81cm" fo:text-align="center" style:justify-single-word="false"/>
      <style:text-properties style:font-name="Georgia3" fo:font-size="10pt" fo:font-weight="bold" style:font-size-asian="10pt" style:font-weight-asian="bold" style:font-size-complex="10pt" style:font-weight-complex="bold"/>
    </style:style>
    <style:style style:name="P6" style:family="paragraph" style:parent-style-name="Frame_20_contents">
      <style:paragraph-properties fo:text-align="center" style:justify-single-word="false"/>
      <style:text-properties fo:color="#23b8dc" style:font-name="Georgia3" fo:letter-spacing="0.141cm"/>
    </style:style>
    <style:style style:name="P7" style:family="paragraph" style:parent-style-name="Contenu_20_Chapitre_20_Niveau_20_1">
      <style:paragraph-properties fo:margin-left="0cm" fo:margin-right="0cm" fo:text-indent="0cm" style:auto-text-indent="false"/>
    </style:style>
    <style:style style:name="P8" style:family="paragraph" style:parent-style-name="Légende_20_Image">
      <style:paragraph-properties fo:background-color="transparent">
        <style:background-image/>
      </style:paragraph-properties>
    </style:style>
    <style:style style:name="P9" style:family="paragraph" style:parent-style-name="Table_20_Contents">
      <style:paragraph-properties fo:text-align="center" style:justify-single-word="false"/>
      <style:text-properties style:font-name="Georgia" fo:font-size="12pt"/>
    </style:style>
    <style:style style:name="P10" style:family="paragraph" style:parent-style-name="Table_20_Contents">
      <style:paragraph-properties fo:text-align="center" style:justify-single-word="false"/>
      <style:text-properties fo:color="#b3b3b3" style:font-name="Georgia" fo:font-size="12pt"/>
    </style:style>
    <style:style style:name="P11" style:family="paragraph" style:parent-style-name="Contenu_20_Chapitre_20_Niveau_20_1">
      <style:paragraph-properties fo:break-before="page"/>
    </style:style>
    <style:style style:name="P12" style:family="paragraph" style:parent-style-name="Révisions">
      <style:text-properties style:font-name="F" fo:font-size="10pt" style:font-size-asian="10pt" style:font-size-complex="10pt"/>
    </style:style>
    <style:style style:name="P13" style:family="paragraph" style:parent-style-name="Titre_20_Chapitre_20_Niveau_20_1">
      <style:paragraph-properties fo:break-before="page"/>
    </style:style>
    <style:style style:name="P14" style:family="paragraph" style:parent-style-name="List" style:list-style-name="L1"/>
    <style:style style:name="P15" style:family="paragraph" style:parent-style-name="Contents_20_1">
      <style:paragraph-properties>
        <style:tab-stops>
          <style:tab-stop style:position="16.999cm" style:type="right" style:leader-style="solid" style:leader-text="_"/>
        </style:tab-stops>
      </style:paragraph-properties>
    </style:style>
    <style:style style:name="P16" style:family="paragraph" style:parent-style-name="Contenu_20_Chapitre_20_Niveau_20_1">
      <style:paragraph-properties fo:break-before="page"/>
    </style:style>
    <style:style style:name="P17" style:family="paragraph" style:parent-style-name="Contents_20_Heading">
      <style:paragraph-properties fo:break-before="page"/>
    </style:style>
    <style:style style:name="P18" style:family="paragraph" style:parent-style-name="Table_20_Contents">
      <style:paragraph-properties fo:text-align="center" style:justify-single-word="false"/>
      <style:text-properties style:font-name="Georgia" fo:font-size="10pt" style:font-size-asian="10pt" style:font-size-complex="10pt"/>
    </style:style>
    <style:style style:name="P19" style:family="paragraph" style:parent-style-name="Table_20_Contents">
      <style:paragraph-properties fo:text-align="center" style:justify-single-word="false"/>
      <style:text-properties style:use-window-font-color="true" style:font-name="Georgia" fo:font-size="10pt" style:font-size-asian="10pt" style:font-size-complex="10pt"/>
    </style:style>
    <style:style style:name="T1" style:family="text">
      <style:text-properties style:font-name-asian="Monaco" style:font-name-complex="Monaco"/>
    </style:style>
    <style:style style:name="fr1" style:family="graphic" style:parent-style-name="Frame">
      <style:graphic-properties style:vertical-pos="middle" style:vertical-rel="page-content" style:horizontal-pos="center" style:horizontal-rel="page" fo:background-color="transparent" style:background-transparency="100%" fo:padding="0cm" fo:border="none" style:shadow="none">
        <style:background-image/>
        <style:columns fo:column-count="1" fo:column-gap="0cm"/>
      </style:graphic-properties>
    </style:style>
    <style:style style:name="fr2" style:family="graphic" style:parent-style-name="Frame">
      <style:graphic-properties style:run-through="foreground" style:wrap="none" style:vertical-pos="top" style:vertical-rel="paragraph-content" style:horizontal-pos="center" style:horizontal-rel="paragraph" fo:padding="0cm" fo:border="none" style:shadow="none">
        <style:columns fo:column-count="1" fo:column-gap="0cm"/>
      </style:graphic-properties>
    </style:style>
    <style:style style:name="fr3" style:family="graphic" style:parent-style-name="Frame">
      <style:graphic-properties style:run-through="foreground" style:wrap="none" style:vertical-pos="from-top" style:vertical-rel="paragraph" style:horizontal-pos="from-left" style:horizontal-rel="paragraph" fo:padding="0cm" fo:border="none" style:shadow="none">
        <style:columns fo:column-count="1" fo:column-gap="0cm"/>
      </style:graphic-properties>
    </style:style>
    <style:style style:name="fr4" style:family="graphic" style:parent-style-name="Frame">
      <style:graphic-properties style:run-through="foreground" style:wrap="none" style:vertical-pos="from-top" style:vertical-rel="paragraph" style:horizontal-pos="from-left" style:horizontal-rel="paragraph" fo:padding="0cm" fo:border="none" style:shadow="none"/>
    </style:style>
    <style:style style:name="fr5"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shadow="none" style:mirror="none" fo:clip="rect(0cm, 0cm, 0cm, 0cm)" draw:luminance="0%" draw:contrast="0%" draw:red="0%" draw:green="0%" draw:blue="0%" draw:gamma="100%" draw:color-inversion="false" draw:image-opacity="100%" draw:color-mode="standard" style:flow-with-text="true"/>
    </style:style>
    <style:style style:name="fr7" style:family="graphic" style:parent-style-name="Graphics">
      <style:graphic-properties style:run-through="foreground"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flow-with-text="tru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width="8.959cm" draw:z-index="0">
        <draw:text-box fo:min-height="1.905cm">
          <text:p text:style-name="P1">Cursus</text:p>
          <text:p text:style-name="P2">version r31</text:p>
          <text:p text:style-name="P3">Guide d'utilisation</text:p>
        </draw:text-box>
      </draw:frame>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text/>
            <text:index-entry-link-end/>
            <text:index-entry-span> </text:index-entry-span>
            <text:index-entry-tab-stop style:type="right" style:leader-char="_"/>
            <text:index-entry-span> </text:index-entry-span>
            <text:index-entry-link-start text:style-name="Internet_20_link"/>
            <text:index-entry-span>p. </text:index-entry-span>
            <text:index-entry-page-number/>
            <text:index-entry-link-end/>
          </text:table-of-content-entry-template>
          <text:table-of-content-entry-template text:outline-level="2" text:style-name="Contents_20_2">
            <text:index-entry-text/>
            <text:index-entry-span> </text:index-entry-span>
            <text:index-entry-tab-stop style:type="left" style:position="9.5cm" style:leader-char="-"/>
            <text:index-entry-span>p.</text:index-entry-span>
            <text:index-entry-page-number/>
          </text:table-of-content-entry-template>
          <text:table-of-content-entry-template text:outline-level="3" text:style-name="Contents_20_3">
            <text:index-entry-text/>
            <text:index-entry-span> </text:index-entry-span>
            <text:index-entry-tab-stop style:type="left" style:position="0cm" style:leader-char=" "/>
            <text:index-entry-tab-stop style:type="left" style:position="0cm" style:leader-char=" "/>
            <text:index-entry-tab-stop style:type="right" style:leader-char="."/>
            <text:index-entry-page-number/>
          </text:table-of-content-entry-template>
          <text:table-of-content-entry-template text:outline-level="4" text:style-name="Contents_20_4">
            <text:index-entry-text/>
            <text:index-entry-span> </text:index-entry-span>
            <text:index-entry-tab-stop style:type="left" style:position="0cm" style:leader-char=" "/>
            <text:index-entry-tab-stop style:type="left" style:position="0cm" style:leader-char=" "/>
            <text:index-entry-tab-stop style:type="right" style:leader-char="."/>
            <text:index-entry-page-number/>
          </text:table-of-content-entry-template>
          <text:table-of-content-entry-template text:outline-level="5" text:style-name="Contents_20_5">
            <text:index-entry-text/>
            <text:index-entry-span> </text:index-entry-span>
            <text:index-entry-tab-stop style:type="left" style:position="0cm" style:leader-char=" "/>
            <text:index-entry-tab-stop style:type="left" style:position="0cm" style:leader-char=" "/>
            <text:index-entry-tab-stop style:type="right" style:leader-char="."/>
            <text:index-entry-page-number/>
          </text:table-of-content-entry-template>
          <text:table-of-content-entry-template text:outline-level="6" text:style-name="Contents_20_6">
            <text:index-entry-text/>
            <text:index-entry-span> </text:index-entry-span>
            <text:index-entry-tab-stop style:type="left" style:position="0cm" style:leader-char=" "/>
            <text:index-entry-tab-stop style:type="left" style:position="0cm" style:leader-char=" "/>
            <text:index-entry-tab-stop style:type="right" style:leader-char="."/>
            <text:index-entry-page-number/>
          </text:table-of-content-entry-template>
          <text:table-of-content-entry-template text:outline-level="7" text:style-name="Contents_20_7">
            <text:index-entry-text/>
            <text:index-entry-span> </text:index-entry-span>
            <text:index-entry-tab-stop style:type="left" style:position="0cm" style:leader-char=" "/>
            <text:index-entry-tab-stop style:type="left" style:position="0cm" style:leader-char=" "/>
            <text:index-entry-tab-stop style:type="right" style:leader-char="."/>
            <text:index-entry-page-number/>
          </text:table-of-content-entry-template>
          <text:table-of-content-entry-template text:outline-level="8" text:style-name="Contents_20_8">
            <text:index-entry-text/>
            <text:index-entry-span> </text:index-entry-span>
            <text:index-entry-tab-stop style:type="left" style:position="0cm" style:leader-char=" "/>
            <text:index-entry-tab-stop style:type="left" style:position="0cm" style:leader-char=" "/>
            <text:index-entry-tab-stop style:type="right" style:leader-char="."/>
            <text:index-entry-page-number/>
          </text:table-of-content-entry-template>
          <text:table-of-content-entry-template text:outline-level="9" text:style-name="Contents_20_9">
            <text:index-entry-text/>
            <text:index-entry-span> </text:index-entry-span>
            <text:index-entry-tab-stop style:type="left" style:position="0cm" style:leader-char=" "/>
            <text:index-entry-tab-stop style:type="left" style:position="0cm" style:leader-char=" "/>
            <text:index-entry-tab-stop style:type="right" style:leader-char="."/>
            <text:index-entry-page-number/>
          </text:table-of-content-entry-template>
          <text:table-of-content-entry-template text:outline-level="10" text:style-name="Contents_20_10">
            <text:index-entry-text/>
            <text:index-entry-span> </text:index-entry-span>
            <text:index-entry-tab-stop style:type="left" style:position="0cm" style:leader-char=" "/>
            <text:index-entry-tab-stop style:type="left" style:position="0cm" style:leader-char=" "/>
            <text:index-entry-tab-stop style:type="right" style:leader-char="."/>
            <text:index-entry-page-number/>
          </text:table-of-content-entry-template>
        </text:table-of-content-source>
        <text:index-body>
          <text:index-title text:style-name="Sect2" text:name="Table des matières1_Head">
            <text:p text:style-name="P17">Table des matières</text:p>
          </text:index-title>
          <text:p text:style-name="P15"><text:a xlink:type="simple" xlink:href="#1.Installation|outline" text:style-name="Internet_20_link" text:visited-style-name="Internet_20_link">Installation</text:a> <text:tab/> <text:a xlink:type="simple" xlink:href="#1.Installation|outline" text:style-name="Internet_20_link" text:visited-style-name="Internet_20_link">p. 3</text:a></text:p>
          <text:p text:style-name="P15"><text:a xlink:type="simple" xlink:href="#2.Pré requis à l'utilisation|outline" text:style-name="Internet_20_link" text:visited-style-name="Internet_20_link">Pré requis à l'utilisation</text:a> <text:tab/> <text:a xlink:type="simple" xlink:href="#2.Pré requis à l'utilisation|outline" text:style-name="Internet_20_link" text:visited-style-name="Internet_20_link">p. 4</text:a></text:p>
          <text:p text:style-name="P15"><text:a xlink:type="simple" xlink:href="#3.Introduction|outline" text:style-name="Internet_20_link" text:visited-style-name="Internet_20_link">Introduction</text:a> <text:tab/> <text:a xlink:type="simple" xlink:href="#3.Introduction|outline" text:style-name="Internet_20_link" text:visited-style-name="Internet_20_link">p. 5</text:a></text:p>
          <text:p text:style-name="P15"><text:a xlink:type="simple" xlink:href="#4.Connexion|outline" text:style-name="Internet_20_link" text:visited-style-name="Internet_20_link">Connexion</text:a> <text:tab/> <text:a xlink:type="simple" xlink:href="#4.Connexion|outline" text:style-name="Internet_20_link" text:visited-style-name="Internet_20_link">p. 6</text:a></text:p>
          <text:p text:style-name="P15"><text:a xlink:type="simple" xlink:href="#5.La session type « étudiant »|outline" text:style-name="Internet_20_link" text:visited-style-name="Internet_20_link">La session type « étudiant »</text:a> <text:tab/> <text:a xlink:type="simple" xlink:href="#5.La session type « étudiant »|outline" text:style-name="Internet_20_link" text:visited-style-name="Internet_20_link">p. 7</text:a></text:p>
          <text:p text:style-name="P15"><text:a xlink:type="simple" xlink:href="#6.La session pédagogique et administrative type « professeur »|outline" text:style-name="Internet_20_link" text:visited-style-name="Internet_20_link">La session pédagogique et administrative type « professeur »</text:a> <text:tab/> <text:a xlink:type="simple" xlink:href="#6.La session pédagogique et administrative type « professeur »|outline" text:style-name="Internet_20_link" text:visited-style-name="Internet_20_link">p. 11</text:a></text:p>
          <text:p text:style-name="P15"><text:a xlink:type="simple" xlink:href="#7.Les semestres et les périodes|outline" text:style-name="Internet_20_link" text:visited-style-name="Internet_20_link">Les semestres et les périodes</text:a> <text:tab/> <text:a xlink:type="simple" xlink:href="#7.Les semestres et les périodes|outline" text:style-name="Internet_20_link" text:visited-style-name="Internet_20_link">p. 13</text:a></text:p>
          <text:p text:style-name="P15"><text:a xlink:type="simple" xlink:href="#8.Les modules|outline" text:style-name="Internet_20_link" text:visited-style-name="Internet_20_link">Les modules</text:a> <text:tab/> <text:a xlink:type="simple" xlink:href="#8.Les modules|outline" text:style-name="Internet_20_link" text:visited-style-name="Internet_20_link">p. 15</text:a></text:p>
          <text:p text:style-name="P15"><text:a xlink:type="simple" xlink:href="#9.La gestion d'un module|outline" text:style-name="Internet_20_link" text:visited-style-name="Internet_20_link">La gestion d'un module</text:a> <text:tab/> <text:a xlink:type="simple" xlink:href="#9.La gestion d'un module|outline" text:style-name="Internet_20_link" text:visited-style-name="Internet_20_link">p. 17</text:a></text:p>
          <text:p text:style-name="P15"><text:a xlink:type="simple" xlink:href="#10.L'évaluation d'un module|outline" text:style-name="Internet_20_link" text:visited-style-name="Internet_20_link">L'évaluation d'un module</text:a> <text:tab/> <text:a xlink:type="simple" xlink:href="#10.L'évaluation d'un module|outline" text:style-name="Internet_20_link" text:visited-style-name="Internet_20_link">p. 18</text:a></text:p>
          <text:p text:style-name="P15"><text:a xlink:type="simple" xlink:href="#11.La création d'un module|outline" text:style-name="Internet_20_link" text:visited-style-name="Internet_20_link">La création d'un module</text:a> <text:tab/> <text:a xlink:type="simple" xlink:href="#11.La création d'un module|outline" text:style-name="Internet_20_link" text:visited-style-name="Internet_20_link">p. 23</text:a></text:p>
          <text:p text:style-name="P15"><text:a xlink:type="simple" xlink:href="#12.L'édition d'un module|outline" text:style-name="Internet_20_link" text:visited-style-name="Internet_20_link">L'édition d'un module</text:a> <text:tab/> <text:a xlink:type="simple" xlink:href="#12.L'édition d'un module|outline" text:style-name="Internet_20_link" text:visited-style-name="Internet_20_link">p. 24</text:a></text:p>
          <text:p text:style-name="P15"><text:a xlink:type="simple" xlink:href="#13.Ajout d'un module à une période|outline" text:style-name="Internet_20_link" text:visited-style-name="Internet_20_link">Ajout d'un module à une période</text:a> <text:tab/> <text:a xlink:type="simple" xlink:href="#13.Ajout d'un module à une période|outline" text:style-name="Internet_20_link" text:visited-style-name="Internet_20_link">p. 25</text:a></text:p>
          <text:p text:style-name="P15"><text:a xlink:type="simple" xlink:href="#14.La coordination|outline" text:style-name="Internet_20_link" text:visited-style-name="Internet_20_link">La coordination</text:a> <text:tab/> <text:a xlink:type="simple" xlink:href="#14.La coordination|outline" text:style-name="Internet_20_link" text:visited-style-name="Internet_20_link">p. 26</text:a></text:p>
          <text:p text:style-name="P15"><text:a xlink:type="simple" xlink:href="#15.Le bulletin|outline" text:style-name="Internet_20_link" text:visited-style-name="Internet_20_link">Le bulletin</text:a> <text:tab/> <text:a xlink:type="simple" xlink:href="#15.Le bulletin|outline" text:style-name="Internet_20_link" text:visited-style-name="Internet_20_link">p. 27</text:a></text:p>
          <text:p text:style-name="P15"><text:a xlink:type="simple" xlink:href="#16.Le contrat d'étude|outline" text:style-name="Internet_20_link" text:visited-style-name="Internet_20_link">Le contrat d'étude</text:a> <text:tab/> <text:a xlink:type="simple" xlink:href="#16.Le contrat d'étude|outline" text:style-name="Internet_20_link" text:visited-style-name="Internet_20_link">p. 28</text:a></text:p>
          <text:p text:style-name="P15"><text:a xlink:type="simple" xlink:href="#17.Le semestre et niveau de l'étudiant|outline" text:style-name="Internet_20_link" text:visited-style-name="Internet_20_link">Le semestre et niveau de l'étudiant</text:a> <text:tab/> <text:a xlink:type="simple" xlink:href="#17.Le semestre et niveau de l'étudiant|outline" text:style-name="Internet_20_link" text:visited-style-name="Internet_20_link">p. 29</text:a></text:p>
          <text:p text:style-name="P15"><text:a xlink:type="simple" xlink:href="#18.Le tutorat|outline" text:style-name="Internet_20_link" text:visited-style-name="Internet_20_link">Le tutorat</text:a> <text:tab/> <text:a xlink:type="simple" xlink:href="#18.Le tutorat|outline" text:style-name="Internet_20_link" text:visited-style-name="Internet_20_link">p. 30</text:a></text:p>
          <text:p text:style-name="P15"><text:a xlink:type="simple" xlink:href="#19.Les unités d'évaluation|outline" text:style-name="Internet_20_link" text:visited-style-name="Internet_20_link">Les unités d'évaluation</text:a> <text:tab/> <text:a xlink:type="simple" xlink:href="#19.Les unités d'évaluation|outline" text:style-name="Internet_20_link" text:visited-style-name="Internet_20_link">p. 31</text:a></text:p>
          <text:p text:style-name="P15"><text:a xlink:type="simple" xlink:href="#20.Les stages|outline" text:style-name="Internet_20_link" text:visited-style-name="Internet_20_link">Les stages</text:a> <text:tab/> <text:a xlink:type="simple" xlink:href="#20.Les stages|outline" text:style-name="Internet_20_link" text:visited-style-name="Internet_20_link">p. 32</text:a></text:p>
          <text:p text:style-name="P15"><text:a xlink:type="simple" xlink:href="#21.Les utilisateurs|outline" text:style-name="Internet_20_link" text:visited-style-name="Internet_20_link">Les utilisateurs</text:a> <text:tab/> <text:a xlink:type="simple" xlink:href="#21.Les utilisateurs|outline" text:style-name="Internet_20_link" text:visited-style-name="Internet_20_link">p. 33</text:a></text:p>
          <text:p text:style-name="P15"><text:a xlink:type="simple" xlink:href="#22.Les niveaux d'accès|outline" text:style-name="Internet_20_link" text:visited-style-name="Internet_20_link">Les niveaux d'accès</text:a> <text:tab/> <text:a xlink:type="simple" xlink:href="#22.Les niveaux d'accès|outline" text:style-name="Internet_20_link" text:visited-style-name="Internet_20_link">p. 34</text:a></text:p>
          <text:p text:style-name="P15"><text:a xlink:type="simple" xlink:href="#23.Appendice A : Révisions du projet|outline" text:style-name="Internet_20_link" text:visited-style-name="Internet_20_link">Appendice A : Révisions du projet</text:a> <text:tab/> <text:a xlink:type="simple" xlink:href="#23.Appendice A : Révisions du projet|outline" text:style-name="Internet_20_link" text:visited-style-name="Internet_20_link">p. 35</text:a></text:p>
        </text:index-body>
      </text:table-of-content>
      <text:p text:style-name="Contenu_20_Chapitre_20_Niveau_20_1"/>
      <text:list xml:id="list932706900" text:style-name="Outline">
        <text:list-item>
          <text:h text:style-name="P13" text:outline-level="1">Installation</text:h>
        </text:list-item>
      </text:list>
      <text:p text:style-name="Contenu_20_Chapitre_20_Niveau_20_1">Le processus d'installation n'est pas documenté dans ce guide.</text:p>
      <text:list xml:id="list741472380" text:continue-numbering="true" text:style-name="Outline">
        <text:list-item>
          <text:h text:style-name="P13" text:outline-level="1">Pré requis à l'utilisation</text:h>
        </text:list-item>
      </text:list>
      <text:p text:style-name="Contenu_20_Chapitre_20_Niveau_20_1">Vous devez disposer d'une connexion internet et d'un navigateur web. Les navigateurs web recommandés sont <text:a xlink:type="simple" xlink:href="http://www.apple.com/fr/safari/download/" office:target-frame-name="_blank" xlink:show="new">Safari</text:a>, <text:a xlink:type="simple" xlink:href="http://www.mozilla-europe.org/fr/firefox/" office:target-frame-name="_blank" xlink:show="new">Firefox</text:a> ou <text:a xlink:type="simple" xlink:href="http://www.google.com/chrome?hl=fr" office:target-frame-name="_blank" xlink:show="new">Chrome</text:a>.</text:p>
      <text:p text:style-name="Contenu_20_Chapitre_20_Niveau_20_1"><text:span text:style-name="Attention">L'utilisation d'Internet Explorer n'est pas recommandée.</text:span></text:p>
      <text:p text:style-name="Contenu_20_Chapitre_20_Niveau_20_1">Vous devez avoir un compte Cursus activé et connaître l'adresse web de connexion à Cursus. Pour obtenir vos identifiants, veuillez contacter l'administrateur réseau de votre site.</text:p>
      <text:list xml:id="list310208178" text:continue-numbering="true" text:style-name="Outline">
        <text:list-item>
          <text:h text:style-name="P13" text:outline-level="1">Introduction</text:h>
        </text:list-item>
      </text:list>
      <text:p text:style-name="Contenu_20_Chapitre_20_Niveau_20_1">Cursus est un logiciel collaboratif en ligne conçu afin d'administrer le parcours scolaire des étudiants en école d'art. Il permet entre autre de gérer l'inscription des étudiants à des modules (cours, ateliers, semaines techniques, stages), d'évaluer l'obtention des crédits, valider les présences, saisir les appréciations sur chacun des <text:s/>modules auxquels chaque étudiant est inscrit, et d'éditer un bulletin imprimable en fin de période évaluée.</text:p>
      <text:p text:style-name="Contenu_20_Chapitre_20_Niveau_20_1">L'équipe pédagogique et les étudiants ont accès à Cursus selon deux points de vue. Un étudiant accède à la visualisation de son bilan semestriel, ce qui lui permet de visionner les crédits acquis et les appréciations pour chaque module auquel il est inscrit. Un membre de l'équipe pédagogique accède à des outils lui permettant de gérer les modules qu'il dispense, et à d'autres fonctionnalités de coordination selon son niveau d'accès utilisateur.</text:p>
      <text:p text:style-name="Contenu_20_Chapitre_20_Niveau_20_1">Ces outils, bien qu'en constante évolution, restent inadaptés à tous les pôles de la future école régionale. Ils fonctionnent d'après les bases administratives et pédagogiques établies dans le guide régional des étudiants et le livret des études de l'école de Cambrai. Le statut à caractère multi-sites, multi-pôles ou multi-école du logiciel doit se concrétiser, mais une harmonisation administrative et pédagogique pour l'école régionale devra être discutée pour adapter Cursus au besoin de tous les sites.</text:p>
      <text:list xml:id="list1957557436" text:continue-numbering="true" text:style-name="Outline">
        <text:list-item>
          <text:h text:style-name="P13" text:outline-level="1">Connexion</text:h>
        </text:list-item>
      </text:list>
      <table:table table:name="Tableau2" table:style-name="Tableau2">
        <table:table-column table:style-name="Tableau2.A"/>
        <table:table-row>
          <table:table-cell table:style-name="Tableau2.A1" office:value-type="string">
            <text:p text:style-name="Légende_20_Image"><draw:frame draw:style-name="fr5" draw:name="images2" text:anchor-type="paragraph" svg:width="14.6cm" svg:height="6.96cm" draw:z-index="1"><draw:image xlink:href="../images/login.png" xlink:type="simple" xlink:show="embed" xlink:actuate="onLoad"/></draw:frame>Page de connexion.</text:p>
          </table:table-cell>
        </table:table-row>
      </table:table>
      <text:p text:style-name="Contenu_20_Chapitre_20_Niveau_20_1">L' écran d'invitation à la connexion vous permet de saisir votre identifiant et votre mot de passe afin d'ouvrir une session Cursus. Une fois la saisie effectuée, cliquez sur <text:span text:style-name="Section">Login</text:span>.</text:p>
      <text:list xml:id="list1449875871" text:continue-numbering="true" text:style-name="Outline">
        <text:list-item>
          <text:h text:style-name="P13" text:outline-level="1">La session type « étudiant »</text:h>
        </text:list-item>
      </text:list>
      <text:p text:style-name="Contenu_20_Chapitre_20_Niveau_20_1"><draw:frame draw:style-name="fr2" draw:name="Cadre2" text:anchor-type="paragraph" svg:width="16.955cm" svg:height="7.362cm" draw:z-index="2"><draw:text-box><text:p text:style-name="Légende_20_Image"><draw:frame draw:style-name="fr6" draw:name="images3" text:anchor-type="paragraph" svg:width="21.001cm" svg:height="7.691cm" draw:z-index="3"><draw:image xlink:href="../images/etudiant.png" xlink:type="simple" xlink:show="embed" xlink:actuate="onLoad"/></draw:frame>Exemple page sur une session « étudiante ».</text:p></draw:text-box></draw:frame>Ce type de session « étudiant » est accessible aux utilisateurs qui ont un compte de type « étudiant ».</text:p>
      <text:p text:style-name="Contenu_20_Chapitre_20_Niveau_20_1"><draw:frame draw:style-name="fr3" draw:name="Cadre3" text:anchor-type="paragraph" svg:x="0.021cm" svg:y="-0.247cm" svg:width="16.955cm" svg:height="3.083cm" draw:z-index="14"><draw:text-box><text:p text:style-name="Légende_20_Image"><draw:frame draw:style-name="fr6" draw:name="images4" text:anchor-type="paragraph" svg:width="15.82cm" svg:height="2.45cm" draw:z-index="15"><draw:image xlink:href="../images/etudiant_infos.png" xlink:type="simple" xlink:show="embed" xlink:actuate="onLoad"/></draw:frame>Informations sur l'étudiant.</text:p></draw:text-box></draw:frame>Sur l'image ci-dessus un étudiant nommé « Étudiant DEMO » est connecté à Cursus. Il est en semestre 1 et consulte son relevé semestriel de crédits pour la période « . 2009-2010 . SECOND SEMESTRE ».</text:p>
      <text:p text:style-name="Contenu_20_Chapitre_20_Niveau_20_1"><draw:frame draw:style-name="fr3" draw:name="Cadre4" text:anchor-type="paragraph" svg:x="0.021cm" svg:y="0.515cm" svg:width="16.955cm" svg:height="4.863cm" draw:z-index="4"><draw:text-box><text:p text:style-name="Légende_20_Image"><draw:frame draw:style-name="fr6" draw:name="images5" text:anchor-type="paragraph" svg:width="10.539cm" svg:height="4.45cm" draw:z-index="5"><draw:image xlink:href="../images/etudiant_eval_0.png" xlink:type="simple" xlink:show="embed" xlink:actuate="onLoad"/></draw:frame>Informations sur l'étudiant.</text:p></draw:text-box></draw:frame>Cet étudiant est inscrit au module intitulé « Démonstration » qui a une valeur d'1 crédit pour l'évaluation semestrielle.</text:p>
      <text:p text:style-name="Contenu_20_Chapitre_20_Niveau_20_1"><draw:frame draw:style-name="fr3" draw:name="Cadre5" text:anchor-type="paragraph" svg:x="0.021cm" svg:y="0.019cm" svg:width="16.955cm" svg:height="4.863cm" draw:z-index="19"><draw:text-box><text:p text:style-name="Légende_20_Image"><draw:frame draw:style-name="fr6" draw:name="images6" text:anchor-type="paragraph" svg:width="11.91cm" svg:height="3.859cm" draw:z-index="20"><draw:image xlink:href="../images/etudiant_cumul.png" xlink:type="simple" xlink:show="embed" xlink:actuate="onLoad"/></draw:frame>Crédits cumulés au semestre sur la période courante. </text:p></draw:text-box></draw:frame><text:soft-page-break/>Les crédits cumulés au semestre sont calculés automatiquement en bas de page.</text:p>
      <text:p text:style-name="Contenu_20_Chapitre_20_Niveau_20_1"><draw:frame draw:style-name="fr3" draw:name="Cadre6" text:anchor-type="paragraph" svg:x="0.021cm" svg:y="-0.245cm" svg:width="16.955cm" svg:height="7.299cm" draw:z-index="6"><draw:text-box><text:p text:style-name="Légende_20_Image"><draw:frame draw:style-name="fr6" draw:name="images7" text:anchor-type="paragraph" svg:width="16.17cm" svg:height="6.549cm" draw:z-index="7"><draw:image xlink:href="../images/etudiant_eval_1.png" xlink:type="simple" xlink:show="embed" xlink:actuate="onLoad"/></draw:frame>Exemple d'évaluation pour un module validé.</text:p></draw:text-box></draw:frame>Dans cet exemple l'étudiant a complété son semestre pour le module « Démonstration » et a obtenu la note A, ce qui lui attribue 1 crédit pour ce semestre.</text:p>
      <text:p text:style-name="P11"><draw:frame draw:style-name="fr3" draw:name="Cadre9" text:anchor-type="paragraph" svg:x="0.021cm" svg:y="-0.259cm" svg:width="16.955cm" svg:height="9.61cm" draw:z-index="10"><draw:text-box><text:p text:style-name="Légende_20_Image"><draw:frame draw:style-name="fr6" draw:name="images10" text:anchor-type="paragraph" svg:width="14.82cm" svg:height="8.25cm" draw:z-index="11"><draw:image xlink:href="../images/etudiant_eval_0_1.png" xlink:type="simple" xlink:show="embed" xlink:actuate="onLoad"/></draw:frame>Exemple d'évaluation pour un module validé avec rattrapage.</text:p></draw:text-box></draw:frame>Dans cet exemple l'étudiant a complété son semestre pour le module « Démonstration » et a obtenu un F lors d'une première évaluation, puis un B lors d'une seconde évaluation de rattrapage.</text:p>
      <text:p text:style-name="Standard"/>
      <text:p text:style-name="Contenu_20_Chapitre_20_Niveau_20_1"><draw:frame draw:style-name="fr3" draw:name="Cadre7" text:anchor-type="paragraph" svg:x="0.021cm" svg:y="0.083cm" svg:width="16.955cm" svg:height="3.884cm" draw:z-index="17"><draw:text-box><text:p text:style-name="Légende_20_Image"><draw:frame draw:style-name="fr6" draw:name="images8" text:anchor-type="paragraph" svg:width="9.26cm" svg:height="3.039cm" draw:z-index="18"><draw:image xlink:href="../images/etudiant_bug.png" xlink:type="simple" xlink:show="embed" xlink:actuate="onLoad"/></draw:frame>Signaler un bug.</text:p></draw:text-box></draw:frame>L'étudiant peut cliquer sur <text:span text:style-name="Section">signaler un bug</text:span> afin de signaler un problème lié au fonctionnement du logiciel. Il permet d'accéder à un autre outil dont l'utilisation n'est pas développée dans ce guide. <text:span text:style-name="Attention">Ce système de rapport de bug ne propose en aucun cas une fonction visant à rapporter des problèmes de contenus, mais plutôt une fonction visant à signaler des dysfonctionnements à caractère logiciels</text:span>.</text:p>
      <text:p text:style-name="P11"><draw:frame draw:style-name="fr3" draw:name="Cadre8" text:anchor-type="paragraph" svg:x="0.021cm" svg:y="0.108cm" svg:width="16.955cm" svg:height="2.829cm" draw:z-index="8"><draw:text-box><text:p text:style-name="Légende_20_Image"><draw:frame draw:style-name="fr6" draw:name="images9" text:anchor-type="paragraph" svg:width="14.101cm" svg:height="2.161cm" draw:z-index="9"><draw:image xlink:href="../images/etudiant_deconnexion.png" xlink:type="simple" xlink:show="embed" xlink:actuate="onLoad"/></draw:frame>Se déconnecter.</text:p></draw:text-box></draw:frame>Une fois la consultation terminée, l'étudiant clôt la session en cliquant sur <text:span text:style-name="Section">Déconnexion</text:span>.</text:p>
      <text:p text:style-name="Contenu_20_Chapitre_20_Niveau_20_1">Vous remarquerez sur les images qu'une bulle d'information apparaît au dessus de certains éléments de la page. Elles surgissent lors d'une immobilité de la souris suite au survol de ceux-ci.</text:p>
      <text:list xml:id="list798342447" text:continue-numbering="true" text:style-name="Outline">
        <text:list-item>
          <text:h text:style-name="P13" text:outline-level="1">La session pédagogique et administrative type « professeur »</text:h>
        </text:list-item>
      </text:list>
      <text:p text:style-name="Contenu_20_Chapitre_20_Niveau_20_1"><draw:frame draw:style-name="fr3" draw:name="Cadre12" text:anchor-type="paragraph" svg:x="0.021cm" svg:y="1.656cm" svg:width="16.955cm" svg:height="4.77cm" draw:z-index="21"><draw:text-box><text:p text:style-name="Légende_20_Image"><draw:frame draw:style-name="fr6" draw:name="images1" text:anchor-type="char" svg:width="21.001cm" svg:height="4.59cm" draw:z-index="22"><draw:image xlink:href="../images/professeur_p.png" xlink:type="simple" xlink:show="embed" xlink:actuate="onLoad"/></draw:frame>Exemple de connexion utilisateur « professeur » paramétrée avec un niveau d'accès restreint aux outils et à l'information.</text:p></draw:text-box></draw:frame>Ce type de session diffère de la précédente dans la mesure où elle propose des outils permettant de gérer l'ensemble des utilisateurs - étudiants, enseignants, membres du personnel administratif - inscrits à Cursus.</text:p>
      <text:p text:style-name="Contenu_20_Chapitre_20_Niveau_20_1"><draw:frame draw:style-name="fr3" draw:name="Cadre13" text:anchor-type="paragraph" svg:x="0.021cm" svg:y="4.967cm" svg:width="16.955cm" svg:height="15.044cm" draw:z-index="23"><draw:text-box><text:p text:style-name="Légende_20_Image"><draw:frame draw:style-name="fr7" draw:name="images12" text:anchor-type="char" svg:x="0cm" svg:y="1cm" svg:width="21.001cm" svg:height="16.3cm" draw:z-index="24"><draw:image xlink:href="../images/professeur_admin.png" xlink:type="simple" xlink:show="embed" xlink:actuate="onLoad"/></draw:frame>Exemple de connexion d'un utilisateur « professeur » paramétrée avec un haut niveau d'accès aux outils et à l'information.</text:p></draw:text-box></draw:frame><text:soft-page-break/>Ces outils pédagogiques ne sont accessibles qu'aux utilisateurs qui ont un compte <text:s/>type « professeur ». À la différence d'un compte « étudiant », un compte « professeur » a la particularité de pouvoir être configuré à des niveau d'accès spécifique aux fonctions pédagogiques de Cursus. Il est ainsi possible de hiérarchiser les autorisations d'accès à certains outils et à certaines informations pour chaque membre de l'équipe pédagogique ou administrative. Un utilisateur « professeur » peut entre autre avoir la possibilité d'agir sur tout ou une partie de l'information qu'un utilisateur « étudiant » visualisera lors d'une connexion à sa session. En exemple, un enseignant peut avoir accès uniquement à la gestion des cours qu'il dispense, ou à la totalité des modules dispensés à l'école si cet enseignant est coordonateur d'un ou plusieurs semestres.</text:p>
      <text:p text:style-name="Contenu_20_Chapitre_20_Niveau_20_1"><draw:frame draw:style-name="fr3" draw:name="Cadre14" text:anchor-type="paragraph" svg:x="0.021cm" svg:y="0.083cm" svg:width="16.955cm" svg:height="3.764cm" draw:z-index="25"><draw:text-box><text:p text:style-name="Légende_20_Image"><draw:frame draw:style-name="fr6" draw:name="images13" text:anchor-type="paragraph" svg:width="12.681cm" svg:height="3.09cm" draw:z-index="26"><draw:image xlink:href="../images/professeur_bug.png" xlink:type="simple" xlink:show="embed" xlink:actuate="onLoad"/></draw:frame>Signaler un bug.</text:p></draw:text-box></draw:frame>L'utilisateur peut cliquer sur <text:span text:style-name="Section">signaler un bug</text:span> afin de signaler un problème lié au fonctionnement du logiciel. Il permet d'accéder à un autre outil dont l'utilisation n'est pas développée dans ce guide. <text:span text:style-name="Attention">Ce système de rapport de bug ne propose en aucun cas une fonction visant à rapporter des problèmes de contenus, mais plutôt une fonction visant à signaler des dysfonctionnements logiciels</text:span>.</text:p>
      <text:p text:style-name="P7"/>
      <text:list xml:id="list495201332" text:continue-numbering="true" text:style-name="Outline">
        <text:list-item>
          <text:h text:style-name="P13" text:outline-level="1">Les semestres et les périodes</text:h>
        </text:list-item>
      </text:list>
      <text:p text:style-name="Contenu_20_Chapitre_20_Niveau_20_1">Pour bien appréhender le fonctionnement de Cursus, il faut différencier et définir les terminologies « semestre » et « période ». Une période correspond à une demi année, à une temporalité. Un semestre correspond au niveau d'étude de l'étudiant. Une année comprend 2 périodes et sur chaque période l'étudiant est inscrit dans un semestre selon les crédits acquis. Cursus permet de naviguer sur différentes périodes, et de coordonner le semestre de chaque étudiant selon ces périodes. La compréhension de cette distinction est indispensable à l'utilisation des outils de coordination de Cursus.</text:p>
      <text:p text:style-name="Contenu_20_Chapitre_20_Niveau_20_1"><draw:frame draw:style-name="fr4" draw:name="Cadre11" text:anchor-type="paragraph" svg:x="-0.019cm" svg:y="1.649cm" svg:width="17.041cm" draw:z-index="16"><draw:text-box fo:min-height="16.175cm"><table:table table:name="Tableau1" table:style-name="Tableau1"><table:table-column table:style-name="Tableau1.A"/><table:table-column table:style-name="Tableau1.B"/><table:table-column table:style-name="Tableau1.C" table:number-columns-repeated="7"/><table:table-column table:style-name="Tableau1.J"/><table:table-row table:style-name="Tableau1.1"><table:table-cell table:style-name="Tableau1.A1" office:value-type="string"><text:p text:style-name="P9">Périodes</text:p></table:table-cell><table:table-cell table:style-name="Tableau1.B1" office:value-type="string"><text:p text:style-name="P9">2009-2010 A</text:p></table:table-cell><table:table-cell table:style-name="Tableau1.A1" office:value-type="string"><text:p text:style-name="P9">2009-2010 B</text:p></table:table-cell><table:table-cell table:style-name="Tableau1.B1" office:value-type="string"><text:p text:style-name="P9">2010-2011 A</text:p></table:table-cell><table:table-cell table:style-name="Tableau1.A1" office:value-type="string"><text:p text:style-name="P9">2010-2011 B</text:p></table:table-cell><table:table-cell table:style-name="Tableau1.B1" office:value-type="string"><text:p text:style-name="P9">2011-2012 A</text:p></table:table-cell><table:table-cell table:style-name="Tableau1.A1" office:value-type="string"><text:p text:style-name="P9">2011-2012 B</text:p></table:table-cell><table:table-cell table:style-name="Tableau1.B1" office:value-type="string"><text:p text:style-name="P9">2012-2013 A</text:p></table:table-cell><table:table-cell table:style-name="Tableau1.A1" office:value-type="string"><text:p text:style-name="P9">2012-2013 B</text:p></table:table-cell><table:table-cell table:style-name="Tableau1.J1" office:value-type="string"><text:p text:style-name="P9">2013-2014 A</text:p></table:table-cell></table:table-row><table:table-row><table:table-cell table:style-name="Tableau1.A2" office:value-type="string"><text:p text:style-name="P9">Semestre</text:p></table:table-cell><table:table-cell table:style-name="Tableau1.B2" office:value-type="float" office:value="1"><text:p text:style-name="P9">1</text:p></table:table-cell><table:table-cell table:style-name="Tableau1.B2" office:value-type="float" office:value="1"><text:p text:style-name="P9">1</text:p></table:table-cell><table:table-cell table:style-name="Tableau1.B2" office:value-type="float" office:value="2"><text:p text:style-name="P9">2</text:p></table:table-cell><table:table-cell table:style-name="Tableau1.B2" office:value-type="float" office:value="3"><text:p text:style-name="P9">3</text:p></table:table-cell><table:table-cell table:style-name="Tableau1.B2" office:value-type="float" office:value="4"><text:p text:style-name="P9">4</text:p></table:table-cell><table:table-cell table:style-name="Tableau1.B2" office:value-type="float" office:value="5"><text:p text:style-name="P9">5</text:p></table:table-cell><table:table-cell table:style-name="Tableau1.B2" office:value-type="float" office:value="6"><text:p text:style-name="P9">6</text:p></table:table-cell><table:table-cell table:style-name="Tableau1.B2" office:value-type="float" office:value="7"><text:p text:style-name="P9">7</text:p></table:table-cell><table:table-cell table:style-name="Tableau1.J2" office:value-type="float" office:value="7"><text:p text:style-name="P9">7</text:p></table:table-cell></table:table-row><table:table-row><table:table-cell table:style-name="Tableau1.A2" office:value-type="string"><text:p text:style-name="P9">Cumul maximum de crédits</text:p></table:table-cell><table:table-cell table:style-name="Tableau1.B2" office:value-type="float" office:value="30"><text:p text:style-name="P9">30</text:p></table:table-cell><table:table-cell table:style-name="Tableau1.B2" office:value-type="float" office:value="30"><text:p text:style-name="P9">30</text:p></table:table-cell><table:table-cell table:style-name="Tableau1.B2" office:value-type="float" office:value="60"><text:p text:style-name="P9">60</text:p></table:table-cell><table:table-cell table:style-name="Tableau1.B2" office:value-type="float" office:value="90"><text:p text:style-name="P9">90</text:p></table:table-cell><table:table-cell table:style-name="Tableau1.B2" office:value-type="float" office:value="120"><text:p text:style-name="P9">120</text:p></table:table-cell><table:table-cell table:style-name="Tableau1.B2" office:value-type="float" office:value="150"><text:p text:style-name="P9">150</text:p></table:table-cell><table:table-cell table:style-name="Tableau1.B2" office:value-type="float" office:value="180"><text:p text:style-name="P9">180</text:p></table:table-cell><table:table-cell table:style-name="Tableau1.B2" office:value-type="float" office:value="210"><text:p text:style-name="P9">210</text:p></table:table-cell><table:table-cell table:style-name="Tableau1.J2" office:value-type="float" office:value="210"><text:p text:style-name="P9">210</text:p></table:table-cell></table:table-row><table:table-row><table:table-cell table:style-name="Tableau1.A2" office:value-type="string"><text:p text:style-name="P9">Cumul minimum de crédits à obtenir</text:p></table:table-cell><table:table-cell table:style-name="Tableau1.B2" office:value-type="float" office:value="18"><text:p text:style-name="P9">18</text:p></table:table-cell><table:table-cell table:style-name="Tableau1.B2" office:value-type="float" office:value="18"><text:p text:style-name="P9">18</text:p></table:table-cell><table:table-cell table:style-name="Tableau1.B2" office:value-type="float" office:value="60"><text:p text:style-name="P9">60</text:p></table:table-cell><table:table-cell table:style-name="Tableau1.B2" office:value-type="float" office:value="78"><text:p text:style-name="P9">78</text:p></table:table-cell><table:table-cell table:style-name="Tableau1.B2" office:value-type="float" office:value="108"><text:p text:style-name="P9">108</text:p></table:table-cell><table:table-cell table:style-name="Tableau1.B2" office:value-type="float" office:value="144"><text:p text:style-name="P9">144</text:p></table:table-cell><table:table-cell table:style-name="Tableau1.A2" office:value-type="string"><text:p text:style-name="P9">165 (+15 Dipôme)</text:p></table:table-cell><table:table-cell table:style-name="Tableau1.B2" office:value-type="float" office:value="198"><text:p text:style-name="P9">198</text:p></table:table-cell><table:table-cell table:style-name="Tableau1.J2" office:value-type="float" office:value="198"><text:p text:style-name="P9">198</text:p></table:table-cell></table:table-row><table:table-row><table:table-cell table:style-name="Tableau1.A2" office:value-type="string"><text:p text:style-name="P9">Crédits obtenus</text:p><text:p text:style-name="P9">à la période</text:p></table:table-cell><table:table-cell table:style-name="Tableau1.B5" office:value-type="float" office:value="14"><text:p text:style-name="P9"><text:span text:style-name="Attention">14</text:span></text:p></table:table-cell><table:table-cell table:style-name="Tableau1.B5" office:value-type="float" office:value="16"><text:p text:style-name="P9"><text:span text:style-name="Ok">16</text:span></text:p></table:table-cell><table:table-cell table:style-name="Tableau1.B5" office:value-type="float" office:value="30"><text:p text:style-name="P9"><text:span text:style-name="Ok">30</text:span></text:p></table:table-cell><table:table-cell table:style-name="Tableau1.B5" office:value-type="float" office:value="20"><text:p text:style-name="P9"><text:span text:style-name="Ok">20</text:span></text:p></table:table-cell><table:table-cell table:style-name="Tableau1.B5" office:value-type="float" office:value="22"><text:p text:style-name="P9"><text:span text:style-name="Ok">22</text:span></text:p></table:table-cell><table:table-cell table:style-name="Tableau1.B5" office:value-type="float" office:value="24"><text:p text:style-name="P9"><text:span text:style-name="Ok">24</text:span></text:p></table:table-cell><table:table-cell table:style-name="Tableau1.H5" office:value-type="string"><text:p text:style-name="P9"><text:span text:style-name="Ok">15 (+15 Diplôme)</text:span></text:p></table:table-cell><table:table-cell table:style-name="Tableau1.B5" office:value-type="float" office:value="16"><text:p text:style-name="P9"><text:span text:style-name="Attention">16</text:span></text:p></table:table-cell><table:table-cell table:style-name="Tableau1.J5" office:value-type="float" office:value="8"><text:p text:style-name="P9"><text:span text:style-name="Ok">8</text:span></text:p></table:table-cell></table:table-row><table:table-row><table:table-cell table:style-name="Tableau1.A2" office:value-type="string"><text:p text:style-name="P9">Cumul de crédits validés</text:p></table:table-cell><table:table-cell table:style-name="Tableau1.B5" office:value-type="float" office:value="14"><text:p text:style-name="P9"><text:span text:style-name="Attention">14</text:span></text:p></table:table-cell><table:table-cell table:style-name="Tableau1.B5" office:value-type="float" office:value="30"><text:p text:style-name="P9"><text:span text:style-name="Ok">30</text:span></text:p></table:table-cell><table:table-cell table:style-name="Tableau1.B5" office:value-type="float" office:value="60"><text:p text:style-name="P9"><text:span text:style-name="Ok">60</text:span></text:p></table:table-cell><table:table-cell table:style-name="Tableau1.B5" office:value-type="float" office:value="80"><text:p text:style-name="P9"><text:span text:style-name="Ok">80</text:span></text:p></table:table-cell><table:table-cell table:style-name="Tableau1.B5" office:value-type="float" office:value="112"><text:p text:style-name="P9"><text:span text:style-name="Ok">112</text:span></text:p></table:table-cell><table:table-cell table:style-name="Tableau1.B5" office:value-type="float" office:value="144"><text:p text:style-name="P9"><text:span text:style-name="Ok">144</text:span></text:p></table:table-cell><table:table-cell table:style-name="Tableau1.B5" office:value-type="float" office:value="180"><text:p text:style-name="P9"><text:span text:style-name="Ok">180</text:span></text:p></table:table-cell><table:table-cell table:style-name="Tableau1.B5" office:value-type="float" office:value="196"><text:p text:style-name="P9"><text:span text:style-name="Attention">196</text:span></text:p></table:table-cell><table:table-cell table:style-name="Tableau1.J5" office:value-type="float" office:value="204"><text:p text:style-name="P9"><text:span text:style-name="Ok">204</text:span></text:p></table:table-cell></table:table-row><table:table-row><table:table-cell table:style-name="Tableau1.A2" office:value-type="string"><text:p text:style-name="P9">Passage au semestre suivant</text:p></table:table-cell><table:table-cell table:style-name="Tableau1.H5" office:value-type="string"><text:p text:style-name="P9">Non</text:p></table:table-cell><table:table-cell table:style-name="Tableau1.H5" office:value-type="string"><text:p text:style-name="P9">Oui</text:p></table:table-cell><table:table-cell table:style-name="Tableau1.H5" office:value-type="string"><text:p text:style-name="P9">Oui</text:p></table:table-cell><table:table-cell table:style-name="Tableau1.H5" office:value-type="string"><text:p text:style-name="P9">Oui</text:p></table:table-cell><table:table-cell table:style-name="Tableau1.H5" office:value-type="string"><text:p text:style-name="P9">Oui</text:p></table:table-cell><table:table-cell table:style-name="Tableau1.H5" office:value-type="string"><text:p text:style-name="P9">Oui</text:p></table:table-cell><table:table-cell table:style-name="Tableau1.H5" office:value-type="string"><text:p text:style-name="P9">Sous réserve lettre de motivation</text:p></table:table-cell><table:table-cell table:style-name="Tableau1.H5" office:value-type="string"><text:p text:style-name="P9">Non</text:p></table:table-cell><table:table-cell table:style-name="Tableau1.J7" office:value-type="string"><text:p text:style-name="P9">Oui</text:p></table:table-cell></table:table-row><table:table-row><table:table-cell table:style-name="Tableau1.A2" office:value-type="string"><text:p text:style-name="P9">Crédits à rattrapper au semestre suivant</text:p></table:table-cell><table:table-cell table:style-name="Tableau1.H5" office:value-type="string"><text:p text:style-name="P10">[16]</text:p></table:table-cell><table:table-cell table:style-name="Tableau1.B5" office:value-type="float" office:value="0"><text:p text:style-name="P9">0</text:p></table:table-cell><table:table-cell table:style-name="Tableau1.B5" office:value-type="float" office:value="0"><text:p text:style-name="P9">0</text:p></table:table-cell><table:table-cell table:style-name="Tableau1.B5" office:value-type="float" office:value="10"><text:p text:style-name="P9"><text:span text:style-name="Attention">10</text:span></text:p></table:table-cell><table:table-cell table:style-name="Tableau1.B5" office:value-type="float" office:value="8"><text:p text:style-name="P9"><text:span text:style-name="Attention">8</text:span></text:p></table:table-cell><table:table-cell table:style-name="Tableau1.B5" office:value-type="float" office:value="6"><text:p text:style-name="P9"><text:span text:style-name="Attention">6</text:span></text:p></table:table-cell><table:table-cell table:style-name="Tableau1.B5" office:value-type="float" office:value="0"><text:p text:style-name="P9">0</text:p></table:table-cell><table:table-cell table:style-name="Tableau1.H5" office:value-type="string"><text:p text:style-name="P10">[14]</text:p></table:table-cell><table:table-cell table:style-name="Tableau1.J5" office:value-type="float" office:value="6"><text:p text:style-name="P9"><text:span text:style-name="Attention">6</text:span></text:p></table:table-cell></table:table-row></table:table><text:p text:style-name="Légende_20_Image">Simulation théorique d'un parcours scolaire selon le principe d'attribution des crédits documenté dans le guide régional de l'étudiant.</text:p></draw:text-box></draw:frame>Dans le langage courant le terme « semestre » est employé pour définir une temporalité. Dans Cursus – comme dans le guide régional des étudiants - il est employé pour définir le niveau d'étude de l'étudiant.</text:p>
      <text:p text:style-name="Contenu_20_Chapitre_20_Niveau_20_1"><text:soft-page-break/>Ainsi pour exemple, nous pouvons avoir un étudiant en semestre 1 au premier et second semestre 2009-2010. Cela signifie que l'étudiant doit obtenir un minimum de 18 crédits aux évaluations de la période du second semestre 2009-2010 pour passer au semestre 2 à la période suivante. Un étudiant peut se trouver dans cette position si au premier semestre 2009-2010 il n'a pas acquis suffisamment de crédits pour passer au semestre 2 à la période du second semestre 2009-2010.</text:p>
      <text:p text:style-name="Contenu_20_Chapitre_20_Niveau_20_1"><draw:frame draw:style-name="fr3" draw:name="Cadre10" text:anchor-type="paragraph" svg:x="0.021cm" svg:y="-0.28cm" svg:width="16.955cm" svg:height="3.09cm" draw:z-index="12"><draw:text-box><text:p text:style-name="P8"><draw:frame draw:style-name="fr6" draw:name="images11" text:anchor-type="paragraph" svg:width="12cm" svg:height="1.63cm" draw:z-index="13"><draw:image xlink:href="../images/nav_periode.png" xlink:type="simple" xlink:show="embed" xlink:actuate="onLoad"/></draw:frame>Exemple d'intitulé de période courante dans Cursus avec navigation vers la période précédente et vers la période suivante.</text:p></draw:text-box></draw:frame></text:p>
      <text:list xml:id="list1581175858" text:continue-numbering="true" text:style-name="Outline">
        <text:list-item>
          <text:h text:style-name="P13" text:outline-level="1">Les modules</text:h>
        </text:list-item>
      </text:list>
      <text:p text:style-name="Contenu_20_Chapitre_20_Niveau_20_1">Un module correspond à une activité qui est évaluée au cours de la période courante.</text:p>
      <text:p text:style-name="Contenu_20_Chapitre_20_Niveau_20_1">Un module peut correspondre à un cours hebdomadaire, une semaine technique, une semaine spécifique, etc...</text:p>
      <text:p text:style-name="Contenu_20_Chapitre_20_Niveau_20_1">Selon son niveau d'accès et son statut au sein de l'équipe pédagogique ou administrative, l'utilisateur peut gérer une quantité variable de modules.</text:p>
      <text:p text:style-name="Contenu_20_Chapitre_20_Niveau_20_1"><draw:frame draw:style-name="fr3" draw:name="Cadre15" text:anchor-type="paragraph" svg:x="0.021cm" svg:y="1.879cm" svg:width="16.955cm" svg:height="4.77cm" draw:z-index="27"><draw:text-box><text:p text:style-name="Légende_20_Image"><draw:frame draw:style-name="fr6" draw:name="images14" text:anchor-type="char" svg:width="21.001cm" svg:height="4.59cm" draw:z-index="28"><draw:image xlink:href="../images/professeur_p.png" xlink:type="simple" xlink:show="embed" xlink:actuate="onLoad"/></draw:frame>Exemple de connexion utilisateur « professeur » paramétrée avec un niveau d'accès restreint aux outils et à l'information.</text:p></draw:text-box></draw:frame>L'utilisateur connecté accède à la liste des modules qu'il peut gérer dans la section <text:span text:style-name="Section">modules</text:span> de Cursus. Par défaut Cursus s'ouvre automatiquement sur cette section après l'ouverture de session.</text:p>
      <text:p text:style-name="Contenu_20_Chapitre_20_Niveau_20_1">Cette section propose la visualisation des modules auxquels un utilisateur a accès.</text:p>
      <text:p text:style-name="Contenu_20_Chapitre_20_Niveau_20_1">Chaque module est identifié dans cette section par un code et un intitulé.</text:p>
      <text:p text:style-name="Contenu_20_Chapitre_20_Niveau_20_1">Les modules sont classés alphabétiquement selon leur code.</text:p>
      <text:p text:style-name="Contenu_20_Chapitre_20_Niveau_20_1">Les colonnes notes saisies et appréciations saisies renseignent l'utilisateur du nombre d'évaluations saisies ou en attente pour les modules. Elles permettent de résumer <text:s/>l'état des modules pour la période sélectionnée.</text:p>
      <text:p text:style-name="Contenu_20_Chapitre_20_Niveau_20_1">4 chiffres composent chacune de ces colonnes pour chaque module.</text:p>
      <text:p text:style-name="Contenu_20_Chapitre_20_Niveau_20_1">Ils se présentent sous la forme A/B | C/D dans l'image d'exemple ci dessus.</text:p>
      <text:p text:style-name="Contenu_20_Chapitre_20_Niveau_20_1">A/B correspond à la première session d'évaluation semestrielle.</text:p>
      <text:p text:style-name="Contenu_20_Chapitre_20_Niveau_20_1">C/D correspond à la session de rattrapage semestrielle.</text:p>
      <text:p text:style-name="Contenu_20_Chapitre_20_Niveau_20_1">A et C correspondent aux nombres d'évaluations validées pour le module.</text:p>
      <text:p text:style-name="Contenu_20_Chapitre_20_Niveau_20_1">B et D correspondent aux nombres d'inscrits aux sessions d'évaluation du module.</text:p>
      <text:p text:style-name="Contenu_20_Chapitre_20_Niveau_20_1"><text:soft-page-break/>Pour exemple :</text:p>
      <text:p text:style-name="Contenu_20_Chapitre_20_Niveau_20_1">6/10 | 0/0 dans la colonne notes saisies signifierait qu'il y a 6 évaluations validées pour 10 étudiants inscrits à la première session d'évaluation du module, et 0 évaluations validées pour 0 étudiants inscrits à la sessions de rattrapage du module. Il reste donc 4 évaluations à valider pour compléter la première session d'évaluation d'un module. Les étudiants qui échouent à la première session d'évaluation sont automatiquement inscrits à la session de rattrapage. Dans cet exemple les 6 étudiant dont les évaluations sont validées ont de ce fait <text:s/>acquis les crédits pour ce module, sinon nous ne verrions pas 0 inscrit pour la session de rattrapage.</text:p>
      <text:p text:style-name="Contenu_20_Chapitre_20_Niveau_20_1">Pour plus de détail à ce sujet, voir la section « <text:a xlink:type="simple" xlink:href="#11.L'évaluation d'un module|outline">Évaluation d'un module</text:a> »</text:p>
      <text:p text:style-name="Contenu_20_Chapitre_20_Niveau_20_1">La colonne Signaler n'a pas de fonction particulière sous cette version de Cursus.</text:p>
      <text:p text:style-name="Contenu_20_Chapitre_20_Niveau_20_1">Un module particulier nommé Tutorat est présent pour tous les utilisateurs sur une session « Professeur ». La gestion de ce module est documentée dans la section Tutorat de ce manuel.</text:p>
      <text:list xml:id="list2091518487" text:continue-numbering="true" text:style-name="Outline">
        <text:list-item>
          <text:h text:style-name="P13" text:outline-level="1">La gestion d'un module</text:h>
        </text:list-item>
      </text:list>
      <text:p text:style-name="Contenu_20_Chapitre_20_Niveau_20_1">La gestion d'un module peut se résumer à certaines fonctions :</text:p>
      <text:list xml:id="list736018470" text:style-name="L1">
        <text:list-item>
          <text:p text:style-name="P14">Inscrire des étudiants au module</text:p>
        </text:list-item>
        <text:list-item>
          <text:p text:style-name="P14">Désinscrire des étudiants du module</text:p>
        </text:list-item>
        <text:list-item>
          <text:p text:style-name="P14">Cocher les présences des étudiants inscrits</text:p>
        </text:list-item>
        <text:list-item>
          <text:p text:style-name="P14">Éditer des évaluations pour les étudiants inscrits à ce module</text:p>
        </text:list-item>
      </text:list>
      <text:p text:style-name="Contenu_20_Chapitre_20_Niveau_20_1"/>
      <text:p text:style-name="Contenu_20_Chapitre_20_Niveau_20_1">Nous accédons à la gestion d'un module en cliquant sur son intitulé dans la section <text:span text:style-name="Section">modules</text:span>.</text:p>
      <text:p text:style-name="Contenu_20_Chapitre_20_Niveau_20_1"><draw:frame draw:style-name="fr3" draw:name="Cadre16" text:anchor-type="paragraph" svg:x="0.021cm" svg:y="-0.226cm" svg:width="16.955cm" svg:height="7.391cm" draw:z-index="29"><draw:text-box><text:p text:style-name="Légende_20_Image"><draw:frame draw:style-name="fr6" draw:name="images15" text:anchor-type="char" svg:width="20.301cm" svg:height="7.361cm" draw:z-index="30"><draw:image xlink:href="../images/gestion_module.png" xlink:type="simple" xlink:show="embed" xlink:actuate="onLoad"/></draw:frame>Exemple de gestion d'un module ayant pour intitulé Démonstration.</text:p><text:p text:style-name="Légende_20_Image">Un étudiant nommé Étudiant DEMO y est inscrit.</text:p></draw:text-box></draw:frame>Pour inscrire un étudiant à un module, il faut sélectionner son nom dans la liste déroulante, à droite de « Nom de l'étudiant : », et ensuite cliquer sur Inscrire.</text:p>
      <text:p text:style-name="Contenu_20_Chapitre_20_Niveau_20_1">Pour désinscrire un étudiant, il faut cliquer sur « désinscrire » dans la colonne « Annuler inscription » pour la ligne correspondant au nom de l'étudiant que l'on souhaite retirer.</text:p>
      <text:p text:style-name="Contenu_20_Chapitre_20_Niveau_20_1">Chaque colonne de présence est intitulée Cours# suivi d'un numéro. Dans l'exemple ci-dessus, 10 champs (1 champ par cours) par étudiant peuvent être cochés afin de valider la présence d'un étudiant pour ce module sur le semestre. Il faut pour cela cocher la boîte qui correspond à la ligne de l'étudiant et à la colonne du cours sur le semestre, puis ensuite cliquer sur « valider les présences » en bas de la liste des étudiants inscrits. Il est également possible de cocher/décocher complétement une colonne de présence en cliquant sur l'intitulé de la colonne qui correspond au cours.</text:p>
      <text:p text:style-name="Contenu_20_Chapitre_20_Niveau_20_1">Les deux dernières colonnes, « Session #1 » et « Rattrapage » permettent d'éditer les évaluations des étudiants pour ce module. Une liste d'email en bas de page permet de récupérer l'adresse des étudiants inscrits au module.</text:p>
      <text:list xml:id="list222914325" text:continue-list="list2091518487" text:style-name="Outline">
        <text:list-item>
          <text:h text:style-name="P13" text:outline-level="1">L'évaluation d'un module</text:h>
        </text:list-item>
      </text:list>
      <text:p text:style-name="Contenu_20_Chapitre_20_Niveau_20_1"><draw:frame draw:style-name="fr3" draw:name="Cadre17" text:anchor-type="paragraph" svg:x="0.021cm" svg:y="0.774cm" svg:width="16.955cm" svg:height="6.258cm" draw:z-index="31"><draw:text-box><text:p text:style-name="Légende_20_Image">Section Modules pour l'utilisateur Professeur DEMO.<draw:frame draw:style-name="fr6" draw:name="images16" text:anchor-type="char" svg:width="18.9cm" svg:height="6.181cm" draw:z-index="32"><draw:image xlink:href="../images/eval_module_01.png" xlink:type="simple" xlink:show="embed" xlink:actuate="onLoad" draw:filter-name="&lt;Tous les formats&gt;"/></draw:frame></text:p></draw:text-box></draw:frame>Le principe d'évaluation d'un module est décrit selon l'exemple qui suit.</text:p>
      <text:p text:style-name="Contenu_20_Chapitre_20_Niveau_20_1"><draw:frame draw:style-name="fr3" draw:name="Cadre18" text:anchor-type="paragraph" svg:x="0.021cm" svg:y="10.409cm" svg:width="16.955cm" svg:height="3.969cm" draw:z-index="33"><draw:text-box><text:p text:style-name="Légende_20_Image">Gestion de module pour le module Démonstration.<draw:frame draw:style-name="fr6" draw:name="images17" text:anchor-type="char" svg:width="13.7cm" svg:height="2.96cm" draw:z-index="34"><draw:image xlink:href="../images/eval_module_02.png" xlink:type="simple" xlink:show="embed" xlink:actuate="onLoad" draw:filter-name="&lt;Tous les formats&gt;"/></draw:frame></text:p></draw:text-box></draw:frame>Nous sommes en fin de période semestrielle. L'utilisateur « Professeur DEMO » doit saisir ses évaluations pour la période du Second Semestre 2009-2010. Il dispense un module, le module « Démonstration ». D'après les colonnes « notes saisies » et « appréciations saisies », il doit saisir une évaluation de première session pour un étudiant inscrit à ce module, et ainsi lui attribuer une note et une appréciation. Pour ce faire, nous cliquons sur l'intitulé du module afin d'accéder à la page gestion de module correspondante.</text:p>
      <text:p text:style-name="Contenu_20_Chapitre_20_Niveau_20_1">L'étudiant inscrit est « Étudiant DEMO ». L'étudiant semble dans cet exemple ne pas avoir assisté à 3 séances de cours. Afin de lui attribuer une évaluation pour cette session, nous allons accéder à la page d'évaluation en cliquant sur le lien « Éditer » de la colonne « Session #1 ».</text:p>
      <text:p text:style-name="P11"><draw:frame draw:style-name="fr3" draw:name="Cadre20" text:anchor-type="paragraph" svg:x="0.021cm" svg:y="9.391cm" svg:width="16.955cm" svg:height="4.212cm" draw:z-index="37"><draw:text-box><text:p text:style-name="Légende_20_Image">Modification de la note pour l'évaluation d'un module.<draw:frame draw:style-name="fr6" draw:name="images19" text:anchor-type="char" svg:width="4.47cm" svg:height="3.35cm" draw:z-index="38"><draw:image xlink:href="../images/eval_module_04.png" xlink:type="simple" xlink:show="embed" xlink:actuate="onLoad" draw:filter-name="&lt;Tous les formats&gt;"/></draw:frame></text:p></draw:text-box></draw:frame><draw:frame draw:style-name="fr3" draw:name="Cadre19" text:anchor-type="paragraph" svg:x="0.021cm" svg:y="-0.014cm" svg:width="16.955cm" svg:height="6.461cm" draw:z-index="35"><draw:text-box><text:p text:style-name="Légende_20_Image">Évaluation de Étudiant DEMO pour le module Démonstration.<draw:frame draw:style-name="fr6" draw:name="images18" text:anchor-type="char" svg:width="14.349cm" svg:height="5.57cm" draw:z-index="36"><draw:image xlink:href="../images/eval_module_03.png" xlink:type="simple" xlink:show="embed" xlink:actuate="onLoad" draw:filter-name="&lt;Tous les formats&gt;"/></draw:frame></text:p></draw:text-box></draw:frame>Sur la page d'évaluation du module. Y sont renseignés la période associée au module, le nom de l'étudiant et le nom du module. L'utilisateur utilise un champ de saisie pour rédiger une appréciation pour cette session d'évaluation, un champ de sélection pour renseigner la note, et un bouton pour valider les modifications apportées.</text:p>
      <text:p text:style-name="Contenu_20_Chapitre_20_Niveau_20_1"><draw:frame draw:style-name="fr3" draw:name="Cadre21" text:anchor-type="paragraph" svg:x="0.021cm" svg:y="5.473cm" svg:width="16.955cm" svg:height="2.233cm" draw:z-index="39"><draw:text-box><text:p text:style-name="Légende_20_Image">Note pour Étudiant DEMO.<draw:frame draw:style-name="fr6" draw:name="images20" text:anchor-type="char" svg:width="13.771cm" svg:height="1.49cm" draw:z-index="40"><draw:image xlink:href="../images/eval_module_05.png" xlink:type="simple" xlink:show="embed" xlink:actuate="onLoad" draw:filter-name="&lt;Tous les formats&gt;"/></draw:frame></text:p></draw:text-box></draw:frame>Voyons ce qui se produit si nous changeons la note et si nous validons ce changement.</text:p>
      <text:p text:style-name="Contenu_20_Chapitre_20_Niveau_20_1">Nous revenons à la gestion du module, et le lien « éditer » est maintenant remplacé par la note saisie. Voyons ensuite ce qui se produit dans la section <text:span text:style-name="Section">modules</text:span> qui nous donne un point de vue général sur la saisie des évaluations.</text:p>
      <text:p text:style-name="Contenu_20_Chapitre_20_Niveau_20_1"><draw:frame draw:style-name="fr3" draw:name="Cadre22" text:anchor-type="paragraph" svg:x="0.021cm" svg:y="-0.243cm" svg:width="16.955cm" svg:height="2.551cm" draw:z-index="41"><draw:text-box><text:p text:style-name="Légende_20_Image">État du module.<draw:frame draw:style-name="fr6" draw:name="images21" text:anchor-type="char" svg:width="18.57cm" svg:height="2.12cm" draw:z-index="42"><draw:image xlink:href="../images/eval_module_06.png" xlink:type="simple" xlink:show="embed" xlink:actuate="onLoad" draw:filter-name="&lt;Tous les formats&gt;"/></draw:frame></text:p></draw:text-box></draw:frame>La section <text:span text:style-name="Section">modules</text:span> nous renseigne sur le fait qu'une appréciation manque pour une première session d'évaluation. Ceci est signalé si un champ dédié à la saisie d'une appréciation est vide. Il ne renseigne en aucun cas sur la pertinence ou l'intelligibilité de la saisie.</text:p>
      <text:p text:style-name="P11"><draw:frame draw:style-name="fr3" draw:name="Cadre23" text:anchor-type="paragraph" svg:x="0.021cm" svg:y="3.143cm" svg:width="16.955cm" svg:height="6.172cm" draw:z-index="43"><draw:text-box><text:p text:style-name="Légende_20_Image">Saisie d'une appréciation.<draw:frame draw:style-name="fr6" draw:name="images22" text:anchor-type="char" svg:width="14.52cm" svg:height="5.48cm" draw:z-index="44"><draw:image xlink:href="../images/eval_module_07.png" xlink:type="simple" xlink:show="embed" xlink:actuate="onLoad" draw:filter-name="&lt;Tous les formats&gt;"/></draw:frame></text:p></draw:text-box></draw:frame>Vous remarquerez qu'aucun étudiant n'est inscrit pour une session de rattrapage sur ce module, du simple fait que l'unique étudiant évalué a obtenu un B, ce qui valide son module et lui attribue 1 crédit. Nous verrons plus loin ce qui se produit si l'étudiant obtient un E lors de sa première session d'évaluation. Essayons plutôt de rectifier cette première évaluation en rédigeant une appréciation pour la session de cet étudiant.</text:p>
      <text:p text:style-name="Contenu_20_Chapitre_20_Niveau_20_1">Nous retournons sur la page d'évaluation pour Étudiant DEMO, modifions l'appréciation, et validons les changements. En validant, nous retournons ensuite sur la page de gestion du module, mais allons plutôt de nouveau dans la section <text:span text:style-name="Section">modules</text:span> afin de constater un changement sur l'état des saisies pour le module Démonstration.</text:p>
      <text:p text:style-name="Contenu_20_Chapitre_20_Niveau_20_1"><draw:frame draw:style-name="fr3" draw:name="Cadre24" text:anchor-type="paragraph" svg:x="0.021cm" svg:y="-0.263cm" svg:width="16.955cm" svg:height="2.752cm" draw:z-index="45"><draw:text-box><text:p text:style-name="Légende_20_Image">État du module.<draw:frame draw:style-name="fr6" draw:name="images23" text:anchor-type="char" svg:width="18.78cm" svg:height="2.281cm" draw:z-index="46"><draw:image xlink:href="../images/eval_module_08.png" xlink:type="simple" xlink:show="embed" xlink:actuate="onLoad" draw:filter-name="&lt;Tous les formats&gt;"/></draw:frame></text:p></draw:text-box></draw:frame>L'état sur la saisie des appréciations a donc changé. Les étudiants inscrits à ce module verrons ainsi leur note et appréciation convenablement saisies lors d'une connexion à leur session sur Cursus.</text:p>
      <text:p text:style-name="P11"><draw:frame draw:style-name="fr3" draw:name="Cadre25" text:anchor-type="paragraph" svg:x="0.021cm" svg:y="1.18cm" svg:width="16.955cm" svg:height="6.391cm" draw:z-index="47"><draw:text-box><text:p text:style-name="Légende_20_Image">Saisie d'une évaluation.<draw:frame draw:style-name="fr6" draw:name="images24" text:anchor-type="char" svg:width="6.99cm" svg:height="5.78cm" draw:z-index="48"><draw:image xlink:href="../images/eval_module_09.png" xlink:type="simple" xlink:show="embed" xlink:actuate="onLoad" draw:filter-name="&lt;Tous les formats&gt;"/></draw:frame></text:p></draw:text-box></draw:frame>Comme suggéré plus haut, voyons ce qui se produit si l'étudiant n'obtient pas sa première session et s'il doit donc valider des évaluations de rattrapage.</text:p>
      <text:p text:style-name="Contenu_20_Chapitre_20_Niveau_20_1"><draw:frame draw:style-name="fr3" draw:name="Cadre26" text:anchor-type="paragraph" svg:x="0.021cm" svg:y="7.493cm" svg:width="16.955cm" svg:height="2.18cm" draw:z-index="49"><draw:text-box><text:p text:style-name="Légende_20_Image">Note pour Étudiant DEMO..<draw:frame draw:style-name="fr6" draw:name="images25" text:anchor-type="char" svg:width="14.52cm" svg:height="1.52cm" draw:z-index="50"><draw:image xlink:href="../images/eval_module_10.png" xlink:type="simple" xlink:show="embed" xlink:actuate="onLoad" draw:filter-name="&lt;Tous les formats&gt;"/></draw:frame></text:p></draw:text-box></draw:frame>Saisissons convenablement une appréciation et une note qui ne valide pas l'évaluation, puis enregistrons les changements.</text:p>
      <text:p text:style-name="Contenu_20_Chapitre_20_Niveau_20_1"><draw:frame draw:style-name="fr3" draw:name="Cadre27" text:anchor-type="paragraph" svg:x="0.021cm" svg:y="3.768cm" svg:width="16.955cm" svg:height="2.656cm" draw:z-index="51"><draw:text-box><text:p text:style-name="Légende_20_Image">État du module..<draw:frame draw:style-name="fr6" draw:name="images26" text:anchor-type="char" svg:width="18.74cm" svg:height="2.05cm" draw:z-index="52"><draw:image xlink:href="../images/eval_module_11.png" xlink:type="simple" xlink:show="embed" xlink:actuate="onLoad" draw:filter-name="&lt;Tous les formats&gt;"/></draw:frame></text:p></draw:text-box></draw:frame>Vous constatez la différence avec la saisie d'une note validant la première session. Ici un E apparaît pour la Session #1, et un nouveau lien est apparu sur la colonne rattrapage.</text:p>
      <text:p text:style-name="Contenu_20_Chapitre_20_Niveau_20_1">Si vous allez voir dans la section <text:span text:style-name="Section">modules</text:span>, vous verrez qu'il manque une note et une appréciation pour la session de rattrapage du module.</text:p>
      <text:p text:style-name="P11"><draw:frame draw:style-name="fr3" draw:name="Cadre28" text:anchor-type="paragraph" svg:x="0.021cm" svg:y="1.217cm" svg:width="16.955cm" svg:height="10.04cm" draw:z-index="53"><draw:text-box><text:p text:style-name="Légende_20_Image">Évaluation du module.<draw:frame draw:style-name="fr6" draw:name="images27" text:anchor-type="char" svg:width="7.481cm" svg:height="9.23cm" draw:z-index="54"><draw:image xlink:href="../images/eval_module_12.png" xlink:type="simple" xlink:show="embed" xlink:actuate="onLoad" draw:filter-name="&lt;Tous les formats&gt;"/></draw:frame></text:p></draw:text-box></draw:frame>Allons de nouveau sur la page d'évaluation en cliquant sur le nouveau lien éditer apparu sur la colonne rattrapage dans la gestion du module.</text:p>
      <text:p text:style-name="Contenu_20_Chapitre_20_Niveau_20_1"><draw:frame draw:style-name="fr3" draw:name="Cadre29" text:anchor-type="paragraph" svg:x="0.021cm" svg:y="11.218cm" svg:width="16.955cm" svg:height="2.141cm" draw:z-index="55"><draw:text-box><text:p text:style-name="Légende_20_Image">Gestion du module.<draw:frame draw:style-name="fr6" draw:name="images28" text:anchor-type="char" svg:width="13.66cm" svg:height="1.52cm" draw:z-index="56"><draw:image xlink:href="../images/eval_module_13.png" xlink:type="simple" xlink:show="embed" xlink:actuate="onLoad" draw:filter-name="&lt;Tous les formats&gt;"/></draw:frame></text:p></draw:text-box></draw:frame>Une seconde session est apparue sur la page d'évaluation. Renseignons les champs et validons.</text:p>
      <text:p text:style-name="Contenu_20_Chapitre_20_Niveau_20_1"><draw:frame draw:style-name="fr3" draw:name="Cadre30" text:anchor-type="paragraph" svg:x="0.021cm" svg:y="3.309cm" svg:width="16.955cm" svg:height="2.141cm" draw:z-index="57"><draw:text-box><text:p text:style-name="Légende_20_Image">État du module.<draw:frame draw:style-name="fr6" draw:name="images29" text:anchor-type="char" svg:width="18.74cm" svg:height="1.63cm" draw:z-index="58"><draw:image xlink:href="../images/eval_module_14.png" xlink:type="simple" xlink:show="embed" xlink:actuate="onLoad" draw:filter-name="&lt;Tous les formats&gt;"/></draw:frame></text:p></draw:text-box></draw:frame>De retour sur la page de gestion du module, les deux notes apparaissent dans leurs colonnes respectives.</text:p>
      <text:p text:style-name="Contenu_20_Chapitre_20_Niveau_20_1">Dans la section <text:span text:style-name="Section">modules</text:span>, les états de saisie indiquent que les champs ont été renseignés pour toutes les évaluations à valider.</text:p>
      <text:list xml:id="list1541100966" text:continue-numbering="true" text:style-name="Outline">
        <text:list-item>
          <text:h text:style-name="P13" text:outline-level="1">La création d'un module</text:h>
        </text:list-item>
      </text:list>
      <text:p text:style-name="Contenu_20_Chapitre_20_Niveau_20_1"><draw:frame draw:style-name="fr3" draw:name="Cadre31" text:anchor-type="paragraph" svg:x="0.021cm" svg:y="2.621cm" svg:width="16.955cm" svg:height="4.129cm" draw:z-index="59"><draw:text-box><text:p text:style-name="Légende_20_Image">Création d'un module.<draw:frame draw:style-name="fr6" draw:name="images30" text:anchor-type="char" svg:width="11.21cm" svg:height="3.45cm" draw:z-index="60"><draw:image xlink:href="../images/creer_module_01.png" xlink:type="simple" xlink:show="embed" xlink:actuate="onLoad" draw:filter-name="&lt;Tous les formats&gt;"/></draw:frame></text:p></draw:text-box></draw:frame>Une période peut contenir plusieurs modules. La création d'un module nécessite un certain niveau d'accès utilisateur. Ces niveaux sont discutés dans la partie utilisateurs de ce guide. L'utilisateur connecté qui possède le niveau d'accès nécessaire verra dans la section Modules un bouton en haut et en base de la liste, tout deux permettant la création d'un nouveau module.</text:p>
      <text:p text:style-name="Contenu_20_Chapitre_20_Niveau_20_1">Cette partie de l'application est en cours de développement. Cette section n'est donc pas davantage documentée pour le moment.</text:p>
      <text:list xml:id="list715190154" text:continue-numbering="true" text:style-name="Outline">
        <text:list-item>
          <text:h text:style-name="P13" text:outline-level="1">L'édition d'un module</text:h>
        </text:list-item>
      </text:list>
      <text:p text:style-name="Contenu_20_Chapitre_20_Niveau_20_1">La section « Édition d'un module » étant dépendante de la section « <text:a xlink:type="simple" xlink:href="#12.La création d'un module|outline">Création d'un module</text:a> », elle ne peut être documentée pour le moment.</text:p>
      <text:list xml:id="list966467078" text:continue-numbering="true" text:style-name="Outline">
        <text:list-item>
          <text:h text:style-name="P13" text:outline-level="1">Ajout d'un module à une période</text:h>
        </text:list-item>
      </text:list>
      <text:p text:style-name="Contenu_20_Chapitre_20_Niveau_20_1">Cette section n'est pas documentée pour le moment.</text:p>
      <text:list xml:id="list77395097" text:continue-numbering="true" text:style-name="Outline">
        <text:list-item>
          <text:h text:style-name="P13" text:outline-level="1">La coordination</text:h>
        </text:list-item>
      </text:list>
      <text:p text:style-name="Contenu_20_Chapitre_20_Niveau_20_1">Cette section n'est pas documentée pour le moment.</text:p>
      <text:list xml:id="list1783309903" text:continue-numbering="true" text:style-name="Outline">
        <text:list-item>
          <text:h text:style-name="P13" text:outline-level="1">Le bulletin</text:h>
        </text:list-item>
      </text:list>
      <text:p text:style-name="Contenu_20_Chapitre_20_Niveau_20_1">Cette section n'est pas documentée pour le moment.</text:p>
      <text:p text:style-name="Contenu_20_Chapitre_20_Niveau_20_1">Une harmonisation pédagogique et administrative doit être discutée pour mettre au point un bulletin qui conviendrait à tous.</text:p>
      <text:list xml:id="list2039283248" text:continue-numbering="true" text:style-name="Outline">
        <text:list-item>
          <text:h text:style-name="P13" text:outline-level="1">Le contrat d'étude</text:h>
        </text:list-item>
      </text:list>
      <text:p text:style-name="Contenu_20_Chapitre_20_Niveau_20_1">Cette section n'est pas documentée pour le moment.</text:p>
      <text:list xml:id="list626064075" text:continue-numbering="true" text:style-name="Outline">
        <text:list-item>
          <text:h text:style-name="P13" text:outline-level="1">Le semestre et niveau de l'étudiant</text:h>
        </text:list-item>
      </text:list>
      <text:p text:style-name="Contenu_20_Chapitre_20_Niveau_20_1">Cette section n'est pas documentée pour le moment.</text:p>
      <text:list xml:id="list1968042931" text:continue-numbering="true" text:style-name="Outline">
        <text:list-item>
          <text:h text:style-name="P13" text:outline-level="1">Le tutorat</text:h>
        </text:list-item>
      </text:list>
      <text:p text:style-name="Contenu_20_Chapitre_20_Niveau_20_1">Cette section n'est pas documentée pour le moment.</text:p>
      <text:list xml:id="list1585931282" text:continue-numbering="true" text:style-name="Outline">
        <text:list-item>
          <text:h text:style-name="P13" text:outline-level="1">Les unités d'évaluation</text:h>
        </text:list-item>
      </text:list>
      <text:p text:style-name="Contenu_20_Chapitre_20_Niveau_20_1">Les unités d'évaluation sont un regroupement potentiel de modules, permettant à terme de valider des ECTS par bloc de module et non plus par module indépendant.</text:p>
      <text:p text:style-name="Contenu_20_Chapitre_20_Niveau_20_1">Cursus ne propose pas cette approche pour le moment dans la mesure où une harmonisation pédagogique doit être discutée au préalable sur ce point.</text:p>
      <text:list xml:id="list411551069" text:continue-numbering="true" text:style-name="Outline">
        <text:list-item>
          <text:h text:style-name="P13" text:outline-level="1">Les stages</text:h>
        </text:list-item>
      </text:list>
      <text:p text:style-name="Contenu_20_Chapitre_20_Niveau_20_1">La gestion des stages est en cours d'intégration dans Cursus et sera effective pour la fin du second semestre 2009-2010. Cette section n'est donc pas documentée pour le moment.</text:p>
      <text:list xml:id="list125510755" text:continue-numbering="true" text:style-name="Outline">
        <text:list-item>
          <text:h text:style-name="P13" text:outline-level="1">Les utilisateurs</text:h>
        </text:list-item>
      </text:list>
      <text:p text:style-name="Contenu_20_Chapitre_20_Niveau_20_1">Cette partie de l'application est en cours de développement. Cette section n'est donc pas documentée pour le moment.</text:p>
      <text:list xml:id="list861838990" text:continue-numbering="true" text:style-name="Outline">
        <text:list-item>
          <text:h text:style-name="P13" text:outline-level="1">Les niveaux d'accès</text:h>
        </text:list-item>
      </text:list>
      <text:p text:style-name="Contenu_20_Chapitre_20_Niveau_20_1">Un étudiant n'a qu'un niveau d'accès. En d'autres termes, tous les étudiants accèdent aux mêmes fonctions lors de leur connexion à Cursus.</text:p>
      <text:p text:style-name="Contenu_20_Chapitre_20_Niveau_20_1"><draw:frame draw:style-name="fr4" draw:name="Cadre32" text:anchor-type="paragraph" svg:x="-0.019cm" svg:y="2.111cm" svg:width="17.041cm" draw:z-index="61"><draw:text-box fo:min-height="9.149cm"><table:table table:name="Tableau3" table:style-name="Tableau3"><table:table-column table:style-name="Tableau3.A"/><table:table-column table:style-name="Tableau3.B"/><table:table-column table:style-name="Tableau3.C" table:number-columns-repeated="4"/><table:table-column table:style-name="Tableau3.G"/><table:table-row table:style-name="Tableau3.1"><table:table-cell table:style-name="Tableau3.A1" office:value-type="string"><text:p text:style-name="P18"/></table:table-cell><table:table-cell table:style-name="Tableau3.A1" office:value-type="string"><text:p text:style-name="P18">Accès</text:p></table:table-cell><table:table-cell table:style-name="Tableau3.C1" office:value-type="string"><text:p text:style-name="P19">Super Administra-teur</text:p></table:table-cell><table:table-cell table:style-name="Tableau3.C1" office:value-type="string"><text:p text:style-name="P19">Administra-teur de Pôle</text:p></table:table-cell><table:table-cell table:style-name="Tableau3.C1" office:value-type="string"><text:p text:style-name="P19">Coordonna-teur Pédagogique</text:p></table:table-cell><table:table-cell table:style-name="Tableau3.C1" office:value-type="string"><text:p text:style-name="P19">Coordonna-teur de semestre</text:p></table:table-cell><table:table-cell table:style-name="Tableau3.G1" office:value-type="string"><text:p text:style-name="P19">Professeur</text:p></table:table-cell></table:table-row><table:table-row table:style-name="Tableau3.1"><table:table-cell table:style-name="Tableau3.A2" office:value-type="string"><text:p text:style-name="P18">Droit</text:p></table:table-cell><table:table-cell table:style-name="Tableau3.A2" office:value-type="string"><text:p text:style-name="P18"/></table:table-cell><table:table-cell table:style-name="Tableau3.C2" office:value-type="string"><text:p text:style-name="P19"/></table:table-cell><table:table-cell table:style-name="Tableau3.C2" office:value-type="string"><text:p text:style-name="P19"/></table:table-cell><table:table-cell table:style-name="Tableau3.C2" office:value-type="string"><text:p text:style-name="P19"/></table:table-cell><table:table-cell table:style-name="Tableau3.C2" office:value-type="string"><text:p text:style-name="P19"/></table:table-cell><table:table-cell table:style-name="Tableau3.G2" office:value-type="string"><text:p text:style-name="P19"/></table:table-cell></table:table-row><table:table-row table:style-name="Tableau3.1"><table:table-cell table:style-name="Tableau3.A2" office:value-type="string"><text:p text:style-name="P18">Gérer tous les modules associés aux périodes</text:p></table:table-cell><table:table-cell table:style-name="Tableau3.A2" office:value-type="string"><text:p text:style-name="P18"/></table:table-cell><table:table-cell table:style-name="Tableau3.C2" office:value-type="string"><text:p text:style-name="P19">Oui</text:p></table:table-cell><table:table-cell table:style-name="Tableau3.C2" office:value-type="string"><text:p text:style-name="P19">Oui</text:p></table:table-cell><table:table-cell table:style-name="Tableau3.C2" office:value-type="string"><text:p text:style-name="P19">Oui</text:p></table:table-cell><table:table-cell table:style-name="Tableau3.C2" office:value-type="string"><text:p text:style-name="P19">Oui</text:p></table:table-cell><table:table-cell table:style-name="Tableau3.G2" office:value-type="string"><text:p text:style-name="P19">Non</text:p></table:table-cell></table:table-row><table:table-row table:style-name="Tableau3.1"><table:table-cell table:style-name="Tableau3.A2" office:value-type="string"><text:p text:style-name="P18">Gérer tous les <text:s/>tutorats</text:p></table:table-cell><table:table-cell table:style-name="Tableau3.A2" office:value-type="string"><text:p text:style-name="P18"/></table:table-cell><table:table-cell table:style-name="Tableau3.C2" office:value-type="string"><text:p text:style-name="P19">Oui</text:p></table:table-cell><table:table-cell table:style-name="Tableau3.C2" office:value-type="string"><text:p text:style-name="P19">Oui</text:p></table:table-cell><table:table-cell table:style-name="Tableau3.C2" office:value-type="string"><text:p text:style-name="P19">Oui</text:p></table:table-cell><table:table-cell table:style-name="Tableau3.C2" office:value-type="string"><text:p text:style-name="P19">Oui</text:p></table:table-cell><table:table-cell table:style-name="Tableau3.G2" office:value-type="string"><text:p text:style-name="P19">Non</text:p></table:table-cell></table:table-row><table:table-row table:style-name="Tableau3.1"><table:table-cell table:style-name="Tableau3.A2" office:value-type="string"><text:p text:style-name="P18">Coordination</text:p></table:table-cell><table:table-cell table:style-name="Tableau3.A2" office:value-type="string"><text:p text:style-name="P18"/></table:table-cell><table:table-cell table:style-name="Tableau3.C2" office:value-type="string"><text:p text:style-name="P19">Oui</text:p></table:table-cell><table:table-cell table:style-name="Tableau3.C2" office:value-type="string"><text:p text:style-name="P19">Oui</text:p></table:table-cell><table:table-cell table:style-name="Tableau3.C2" office:value-type="string"><text:p text:style-name="P19">Oui</text:p></table:table-cell><table:table-cell table:style-name="Tableau3.C2" office:value-type="string"><text:p text:style-name="P19">Oui</text:p></table:table-cell><table:table-cell table:style-name="Tableau3.G2" office:value-type="string"><text:p text:style-name="P19">Non</text:p></table:table-cell></table:table-row><table:table-row table:style-name="Tableau3.1"><table:table-cell table:style-name="Tableau3.A2" office:value-type="string"><text:p text:style-name="P18">Créer un module</text:p></table:table-cell><table:table-cell table:style-name="Tableau3.A2" office:value-type="string"><text:p text:style-name="P18"/></table:table-cell><table:table-cell table:style-name="Tableau3.C2" office:value-type="string"><text:p text:style-name="P19">Oui</text:p></table:table-cell><table:table-cell table:style-name="Tableau3.C2" office:value-type="string"><text:p text:style-name="P19">Oui</text:p></table:table-cell><table:table-cell table:style-name="Tableau3.C2" office:value-type="string"><text:p text:style-name="P19">Oui</text:p></table:table-cell><table:table-cell table:style-name="Tableau3.C2" office:value-type="string"><text:p text:style-name="P19">Non</text:p></table:table-cell><table:table-cell table:style-name="Tableau3.G2" office:value-type="string"><text:p text:style-name="P19">Non</text:p></table:table-cell></table:table-row><table:table-row table:style-name="Tableau3.1"><table:table-cell table:style-name="Tableau3.A2" office:value-type="string"><text:p text:style-name="P18">Éditer un module</text:p></table:table-cell><table:table-cell table:style-name="Tableau3.A2" office:value-type="string"><text:p text:style-name="P18"/></table:table-cell><table:table-cell table:style-name="Tableau3.C2" office:value-type="string"><text:p text:style-name="P19">Oui</text:p></table:table-cell><table:table-cell table:style-name="Tableau3.C2" office:value-type="string"><text:p text:style-name="P19">Oui</text:p></table:table-cell><table:table-cell table:style-name="Tableau3.C2" office:value-type="string"><text:p text:style-name="P19">Oui</text:p></table:table-cell><table:table-cell table:style-name="Tableau3.C2" office:value-type="string"><text:p text:style-name="P19">Non</text:p></table:table-cell><table:table-cell table:style-name="Tableau3.G2" office:value-type="string"><text:p text:style-name="P19">Non</text:p></table:table-cell></table:table-row><table:table-row table:style-name="Tableau3.1"><table:table-cell table:style-name="Tableau3.A2" office:value-type="string"><text:p text:style-name="P18">Ajouter un module à une période</text:p></table:table-cell><table:table-cell table:style-name="Tableau3.A2" office:value-type="string"><text:p text:style-name="P18"/></table:table-cell><table:table-cell table:style-name="Tableau3.C2" office:value-type="string"><text:p text:style-name="P19">Oui</text:p></table:table-cell><table:table-cell table:style-name="Tableau3.C2" office:value-type="string"><text:p text:style-name="P19">Oui</text:p></table:table-cell><table:table-cell table:style-name="Tableau3.C2" office:value-type="string"><text:p text:style-name="P19">Oui</text:p></table:table-cell><table:table-cell table:style-name="Tableau3.C2" office:value-type="string"><text:p text:style-name="P19">Non</text:p></table:table-cell><table:table-cell table:style-name="Tableau3.G2" office:value-type="string"><text:p text:style-name="P19">Non</text:p></table:table-cell></table:table-row><table:table-row table:style-name="Tableau3.1"><table:table-cell table:style-name="Tableau3.A2" office:value-type="string"><text:p text:style-name="P18">Gérer le niveau semestriel des étudiants</text:p></table:table-cell><table:table-cell table:style-name="Tableau3.A2" office:value-type="string"><text:p text:style-name="P18"/></table:table-cell><table:table-cell table:style-name="Tableau3.C2" office:value-type="string"><text:p text:style-name="P19">Oui</text:p></table:table-cell><table:table-cell table:style-name="Tableau3.C2" office:value-type="string"><text:p text:style-name="P19">Oui</text:p></table:table-cell><table:table-cell table:style-name="Tableau3.C2" office:value-type="string"><text:p text:style-name="P19">Oui</text:p></table:table-cell><table:table-cell table:style-name="Tableau3.C2" office:value-type="string"><text:p text:style-name="P19">Non</text:p></table:table-cell><table:table-cell table:style-name="Tableau3.G2" office:value-type="string"><text:p text:style-name="P19">Non</text:p></table:table-cell></table:table-row><table:table-row table:style-name="Tableau3.1"><table:table-cell table:style-name="Tableau3.A2" office:value-type="string"><text:p text:style-name="P18">Gérer les utilisateurs et leur niveau d'accès</text:p></table:table-cell><table:table-cell table:style-name="Tableau3.A2" office:value-type="string"><text:p text:style-name="P18"/></table:table-cell><table:table-cell table:style-name="Tableau3.C2" office:value-type="string"><text:p text:style-name="P19">Oui</text:p></table:table-cell><table:table-cell table:style-name="Tableau3.C2" office:value-type="string"><text:p text:style-name="P19">Oui</text:p></table:table-cell><table:table-cell table:style-name="Tableau3.C2" office:value-type="string"><text:p text:style-name="P19">Non</text:p></table:table-cell><table:table-cell table:style-name="Tableau3.C2" office:value-type="string"><text:p text:style-name="P19">Non</text:p></table:table-cell><table:table-cell table:style-name="Tableau3.G2" office:value-type="string"><text:p text:style-name="P19">Non</text:p></table:table-cell></table:table-row><table:table-row table:style-name="Tableau3.1"><table:table-cell table:style-name="Tableau3.A2" office:value-type="string"><text:p text:style-name="P18">Gérer les réglages de Cursus</text:p></table:table-cell><table:table-cell table:style-name="Tableau3.A2" office:value-type="string"><text:p text:style-name="P18"/></table:table-cell><table:table-cell table:style-name="Tableau3.C2" office:value-type="string"><text:p text:style-name="P19">Oui</text:p></table:table-cell><table:table-cell table:style-name="Tableau3.C2" office:value-type="string"><text:p text:style-name="P19">Oui</text:p></table:table-cell><table:table-cell table:style-name="Tableau3.C2" office:value-type="string"><text:p text:style-name="P19">Non</text:p></table:table-cell><table:table-cell table:style-name="Tableau3.C2" office:value-type="string"><text:p text:style-name="P19">Non</text:p></table:table-cell><table:table-cell table:style-name="Tableau3.G2" office:value-type="string"><text:p text:style-name="P19">Non</text:p></table:table-cell></table:table-row><table:table-row table:style-name="Tableau3.1"><table:table-cell table:style-name="Tableau3.A2" office:value-type="string"><text:p text:style-name="P18">Accéder aux informations et administrer <text:s/>tous les pôles</text:p></table:table-cell><table:table-cell table:style-name="Tableau3.A2" office:value-type="string"><text:p text:style-name="P18"/></table:table-cell><table:table-cell table:style-name="Tableau3.C2" office:value-type="string"><text:p text:style-name="P19">Oui</text:p></table:table-cell><table:table-cell table:style-name="Tableau3.C2" office:value-type="string"><text:p text:style-name="P19">Non</text:p></table:table-cell><table:table-cell table:style-name="Tableau3.C2" office:value-type="string"><text:p text:style-name="P19">Non</text:p></table:table-cell><table:table-cell table:style-name="Tableau3.C2" office:value-type="string"><text:p text:style-name="P19">Non</text:p></table:table-cell><table:table-cell table:style-name="Tableau3.G2" office:value-type="string"><text:p text:style-name="P19">Non</text:p></table:table-cell></table:table-row></table:table><text:p text:style-name="Légende_20_Image">Tableau récapitulatif des niveaux d'accès selon les droits utilisateurs associés.</text:p></draw:text-box></draw:frame>Un utilisateur de session professeur peut avoir un niveau d'accès spécifique selon ses attributions au sein de l'équipe pédagogique ou administrative.</text:p>
      <text:list xml:id="list382226974" text:continue-numbering="true" text:style-name="Outline">
        <text:list-item>
          <text:h text:style-name="P13" text:outline-level="1">Appendice A : Révisions du projet</text:h>
        </text:list-item>
      </text:list>
      <text:p text:style-name="P12"><text:span text:style-name="T1">==r31==</text:span></text:p>
      <text:p text:style-name="P12"><text:span text:style-name="T1">//Nouveautés</text:span></text:p>
      <text:p text:style-name="P12"><text:span text:style-name="T1">- Framework Potajx complétement hybride : synchrone/asynchrone</text:span></text:p>
      <text:p text:style-name="P12"><text:span text:style-name="T1"><text:s text:c="2"/>avec possibilité de chaîner ou paralléliser les requêtes</text:span></text:p>
      <text:p text:style-name="P12"><text:span text:style-name="T1">- Page Édition de module portée en AJAX</text:span></text:p>
      <text:p text:style-name="P12"><text:span text:style-name="T1">- Ajout d'un lien pour créer un module sur dans la section Modules</text:span></text:p>
      <text:p text:style-name="P12"><text:span text:style-name="T1">- Mise à jour du guide d'utilisation</text:span></text:p>
      <text:p text:style-name="P12"><text:span text:style-name="T1"/></text:p>
      <text:p text:style-name="P12"><text:span text:style-name="T1">//Corrections</text:span></text:p>
      <text:p text:style-name="P12"><text:span text:style-name="T1">- Erreurs de syntaxes diverses</text:span></text:p>
      <text:p text:style-name="P12"><text:span text:style-name="T1">- Problème d'édition des tutorats</text:span></text:p>
      <text:p text:style-name="P12"><text:span text:style-name="T1"/></text:p>
      <text:p text:style-name="P12"><text:span text:style-name="T1">------------------------------------------------------------------</text:span></text:p>
      <text:p text:style-name="P12"><text:span text:style-name="T1"/></text:p>
      <text:p text:style-name="P12"><text:span text:style-name="T1">==r30==</text:span></text:p>
      <text:p text:style-name="P12"><text:span text:style-name="T1">//Nouveautés</text:span></text:p>
      <text:p text:style-name="P12"><text:span text:style-name="T1">- Ajout du guide d'utilisation au svn</text:span></text:p>
      <text:p text:style-name="P12"><text:span text:style-name="T1"/></text:p>
      <text:p text:style-name="P12"><text:span text:style-name="T1">------------------------------------------------------------------</text:span></text:p>
      <text:p text:style-name="P12"><text:span text:style-name="T1"/></text:p>
      <text:p text:style-name="P12"><text:span text:style-name="T1">==r29==</text:span></text:p>
      <text:p text:style-name="P12"><text:span text:style-name="T1">//Corrections</text:span></text:p>
      <text:p text:style-name="P12"><text:span text:style-name="T1">- Erreur d'affichage sur la page Contrat d'études</text:span></text:p>
      <text:p text:style-name="P12"><text:span text:style-name="T1">- Oubli d'ajout du nom complet des professeurs sur la page Édition</text:span></text:p>
      <text:p text:style-name="P12"><text:span text:style-name="T1"><text:s text:c="2"/>utilisateurs</text:span></text:p>
      <text:p text:style-name="P12"><text:span text:style-name="T1">- Erreurs utf8 sur la page Bulletin étudiant</text:span></text:p>
      <text:p text:style-name="P12"><text:span text:style-name="T1">- Erreur : Un étudiant ne pouvait plus se connecter si la période</text:span></text:p>
      <text:p text:style-name="P12"><text:span text:style-name="T1"><text:s text:c="2"/>courante était supérieure à son niveau semestriel actuel</text:span></text:p>
      <text:p text:style-name="P12"><text:span text:style-name="T1"/></text:p>
      <text:p text:style-name="P12"><text:span text:style-name="T1">//Nouveautés</text:span></text:p>
      <text:p text:style-name="P12"><text:span text:style-name="T1">- Accés aux contrats d'étude depuis le tutorat</text:span></text:p>
      <text:p text:style-name="P12"><text:span text:style-name="T1">- Début d'implémentation de la page Réglages et de la table</text:span></text:p>
      <text:p text:style-name="P12"><text:span text:style-name="T1"><text:s text:c="2"/>associée</text:span></text:p>
      <text:p text:style-name="P12"><text:span text:style-name="T1"/></text:p>
      <text:p text:style-name="P12"><text:span text:style-name="T1">------------------------------------------------------------------</text:span></text:p>
      <text:p text:style-name="P12"><text:span text:style-name="T1"/></text:p>
      <text:p text:style-name="P12"><text:span text:style-name="T1">==r28==</text:span></text:p>
      <text:p text:style-name="P12"><text:span text:style-name="T1">//Corrections</text:span></text:p>
      <text:p text:style-name="P12"><text:span text:style-name="T1">- Erreurs de syntaxes diverses</text:span></text:p>
      <text:p text:style-name="P12"><text:span text:style-name="T1">- Erreur d'affichage pour des évaluations sur la page Coordination</text:span></text:p>
      <text:p text:style-name="P12"><text:span text:style-name="T1">- Erreur d'affichage d'une requête sur la page Contrat d'études</text:span></text:p>
      <text:p text:style-name="P12"><text:span text:style-name="T1">- Erreur de prise en compte des tutorats pour les semestres 1 et 2</text:span></text:p>
      <text:p text:style-name="P12"><text:span text:style-name="T1"><text:s text:c="2"/>sur la page Contrat d'études</text:span></text:p>
      <text:p text:style-name="P12"><text:span text:style-name="T1"/></text:p>
      <text:p text:style-name="P12"><text:span text:style-name="T1">//Nouveautés</text:span></text:p>
      <text:p text:style-name="P12"><text:span text:style-name="T1">- Intégration des modules obligatoires dans le contrat d'études</text:span></text:p>
      <text:p text:style-name="P12"><text:soft-page-break/><text:span text:style-name="T1"><text:s/></text:span></text:p>
      <text:p text:style-name="P12"><text:span text:style-name="T1">------------------------------------------------------------------</text:span></text:p>
      <text:p text:style-name="P12"><text:span text:style-name="T1"/></text:p>
      <text:p text:style-name="P12"><text:span text:style-name="T1">==r27==</text:span></text:p>
      <text:p text:style-name="P12"><text:span text:style-name="T1">//Corrections</text:span></text:p>
      <text:p text:style-name="P12"><text:span text:style-name="T1">- Erreurs de syntaxes diverses</text:span></text:p>
      <text:p text:style-name="P12"><text:span text:style-name="T1">- Oublis d'include de règles utilisateurs</text:span></text:p>
      <text:p text:style-name="P12"><text:span text:style-name="T1"/></text:p>
      <text:p text:style-name="P12"><text:span text:style-name="T1">//Nouveautés</text:span></text:p>
      <text:p text:style-name="P12"><text:span text:style-name="T1">- Retrait temporaire de la page Infos Persos</text:span></text:p>
      <text:p text:style-name="P12"><text:span text:style-name="T1">- Gestion basique du contrat d'études</text:span></text:p>
      <text:p text:style-name="P12"><text:span text:style-name="T1"><text:s/></text:span></text:p>
      <text:p text:style-name="P12"><text:span text:style-name="T1">------------------------------------------------------------------</text:span></text:p>
      <text:p text:style-name="P12"><text:span text:style-name="T1"/></text:p>
      <text:p text:style-name="P12"><text:span text:style-name="T1">==r26==</text:span></text:p>
      <text:p text:style-name="P12"><text:span text:style-name="T1">//Corrections</text:span></text:p>
      <text:p text:style-name="P12"><text:span text:style-name="T1">- Erreurs de syntaxes diverses</text:span></text:p>
      <text:p text:style-name="P12"><text:span text:style-name="T1">- Erreurs de règles pour les coordinateurs de semestre</text:span></text:p>
      <text:p text:style-name="P12"><text:span text:style-name="T1">- Erreur typo dans les adresses mail sur la page Gestion d'un</text:span></text:p>
      <text:p text:style-name="P12"><text:span text:style-name="T1"><text:s text:c="2"/>module</text:span></text:p>
      <text:p text:style-name="P12"><text:span text:style-name="T1">- Erreur typo dans les appréciations sur le bulletin étudiant</text:span></text:p>
      <text:p text:style-name="P12"><text:span text:style-name="T1"/></text:p>
      <text:p text:style-name="P12"><text:span text:style-name="T1">//Nouveautés</text:span></text:p>
      <text:p text:style-name="P12"><text:span text:style-name="T1">- Intégration de la css et des fonctions de navigation sur les</text:span></text:p>
      <text:p text:style-name="P12"><text:span text:style-name="T1"><text:s text:c="2"/>pages Édition de modules, Gestion de module et Évaluation de</text:span></text:p>
      <text:p text:style-name="P12"><text:span text:style-name="T1"><text:s text:c="2"/>module</text:span></text:p>
      <text:p text:style-name="P12"><text:span text:style-name="T1">- Nouveau design pour la page Modules</text:span></text:p>
      <text:p text:style-name="P12"><text:span text:style-name="T1">- Affichage des quota de saisie des évaluations et des</text:span></text:p>
      <text:p text:style-name="P12"><text:span text:style-name="T1"><text:s text:c="2"/>appréciations sur la page Modules</text:span></text:p>
      <text:p text:style-name="P12"><text:span text:style-name="T1">- Coche rapide des colonnes de présences sur la page Gestion de</text:span></text:p>
      <text:p text:style-name="P12"><text:span text:style-name="T1"><text:s text:c="2"/>module</text:span></text:p>
      <text:p text:style-name="P12"><text:span text:style-name="T1">- Écriture partielle du code sous-jacent au futur calcul de cumul</text:span></text:p>
      <text:p text:style-name="P12"><text:span text:style-name="T1"><text:s text:c="2"/>des crédits sur l'ensemble des semestres</text:span></text:p>
      <text:p text:style-name="P12"><text:span text:style-name="T1">- Possibilité de signaler des évaluations incomplètes pour chaque</text:span></text:p>
      <text:p text:style-name="P12"><text:span text:style-name="T1"><text:s text:c="2"/>module, par email aux enseignants concernés</text:span></text:p>
      <text:p text:style-name="P12"><text:span text:style-name="T1"><text:s/></text:span></text:p>
      <text:p text:style-name="P12"><text:span text:style-name="T1">------------------------------------------------------------------</text:span></text:p>
      <text:p text:style-name="P12"><text:span text:style-name="T1"/></text:p>
      <text:p text:style-name="P12"><text:span text:style-name="T1">==r25==</text:span></text:p>
      <text:p text:style-name="P12"><text:span text:style-name="T1">//Corrections</text:span></text:p>
      <text:p text:style-name="P12"><text:span text:style-name="T1">- Bug sur la fonction de selecteur de modules</text:span></text:p>
      <text:p text:style-name="P12"><text:span text:style-name="T1"/></text:p>
      <text:p text:style-name="P12"><text:span text:style-name="T1">//Nouveautés</text:span></text:p>
      <text:p text:style-name="P12"><text:span text:style-name="T1"/></text:p>
      <text:p text:style-name="P12"><text:span text:style-name="T1">------------------------------------------------------------------</text:span></text:p>
      <text:p text:style-name="P12"><text:span text:style-name="T1"/></text:p>
      <text:p text:style-name="P12"><text:span text:style-name="T1">==r24==</text:span></text:p>
      <text:p text:style-name="P12"><text:span text:style-name="T1">//Corrections</text:span></text:p>
      <text:p text:style-name="P12"><text:span text:style-name="T1">- Ajouts de champs fieldset dans certaines pages</text:span></text:p>
      <text:p text:style-name="P12"><text:span text:style-name="T1"/></text:p>
      <text:p text:style-name="P12"><text:span text:style-name="T1">//Nouveautés</text:span></text:p>
      <text:p text:style-name="P12"><text:span text:style-name="T1">- Apparition des codes dans la liste d'ajout de modules sur les</text:span></text:p>
      <text:p text:style-name="P12"><text:soft-page-break/><text:span text:style-name="T1"><text:s text:c="2"/>pages Modules et Édition de module</text:span></text:p>
      <text:p text:style-name="P12"><text:span text:style-name="T1">- Création d'un fichier de revisions et implémentation du dernier</text:span></text:p>
      <text:p text:style-name="P12"><text:span text:style-name="T1"><text:s text:c="2"/>numéro de révision dans le titre des pages</text:span></text:p>
      <text:p text:style-name="P12"><text:span text:style-name="T1">- Intégration de la css dans la page Tutorats</text:span></text:p>
      <text:p text:style-name="P12"><text:span text:style-name="T1"/></text:p>
      <text:p text:style-name="P12"><text:span text:style-name="T1">------------------------------------------------------------------</text:span></text:p>
      <text:p text:style-name="P12"><text:span text:style-name="T1"/></text:p>
      <text:p text:style-name="P12"><text:span text:style-name="T1">==r23==</text:span></text:p>
      <text:p text:style-name="P12"><text:span text:style-name="T1">//Corrections</text:span></text:p>
      <text:p text:style-name="P12"><text:span text:style-name="T1">//Nouveautés</text:span></text:p>
      <text:p text:style-name="P12"><text:span text:style-name="T1">- Création d'un Changelog</text:span></text:p>
      <text:p text:style-name="P12"><text:span text:style-name="T1">Voir log subversion pour les antécéd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F" svg:font-family=""/>
    <style:font-face style:name="OpenSymbol" svg:font-family="OpenSymbol"/>
    <style:font-face style:name="Tahoma1" svg:font-family="Tahoma"/>
    <style:font-face style:name="Monaco" svg:font-family="Monaco" style:font-family-generic="modern" style:font-pitch="fixed"/>
    <style:font-face style:name="Georgia3" svg:font-family="Georgia" style:font-family-generic="roman" style:font-pitch="variable"/>
    <style:font-face style:name="Georgia1" svg:font-family="Georgia" style:font-adornments="Gras" style:font-family-generic="roman" style:font-pitch="variable"/>
    <style:font-face style:name="Georgia2" svg:font-family="Georgia" style:font-adornments="Italique" style:font-family-generic="roman" style:font-pitch="variable"/>
    <style:font-face style:name="Georgia"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fr" fo:country="FR" style:letter-kerning="true"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top="0cm" fo:margin-bottom="0.011cm" style:page-number="auto">
        <style:tab-stops>
          <style:tab-stop style:position="2cm"/>
        </style:tab-stops>
      </style:paragraph-properties>
      <style:text-properties style:font-name="Georgia"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Contents_20_1" style:display-name="Contents 1" style:family="paragraph" style:parent-style-name="Index" style:default-outline-level="" style:list-style-name="" style:class="index" style:master-page-name="">
      <style:paragraph-properties fo:text-align="end" style:justify-single-word="false" style:page-number="auto" fo:background-color="transparent">
        <style:tab-stops>
          <style:tab-stop style:position="16.999cm" style:type="right" style:leader-style="dotted" style:leader-text="."/>
        </style:tab-stops>
        <style:background-image/>
      </style:paragraph-properties>
      <style:text-properties fo:color="#23b8dc" style:font-name="Georgia"/>
    </style:style>
    <style:style style:name="Titre_20_Chapitre_20_Niveau_20_1" style:display-name="Titre Chapitre Niveau 1" style:family="paragraph" style:parent-style-name="Standard" style:default-outline-level="1" style:list-style-name="Outline" style:master-page-name="">
      <style:paragraph-properties fo:margin-top="1cm" fo:margin-bottom="0.499cm" style:page-number="auto" text:number-lines="true" text:line-number="1">
        <style:tab-stops/>
        <style:drop-cap/>
      </style:paragraph-properties>
      <style:text-properties fo:font-variant="small-caps" fo:color="#23b8dc" style:font-name="Georgia1" fo:font-size="28pt" fo:font-weight="bold"/>
    </style:style>
    <style:style style:name="Contenu_20_Chapitre_20_Niveau_20_1" style:display-name="Contenu Chapitre Niveau 1" style:family="paragraph" style:parent-style-name="Standard" style:master-page-name="">
      <style:paragraph-properties fo:margin-left="1cm" fo:margin-right="0cm" fo:margin-top="0cm" fo:margin-bottom="0.499cm" fo:text-align="justify" style:justify-single-word="false" fo:text-indent="0.499cm" style:auto-text-indent="false" style:page-number="auto">
        <style:tab-stops/>
      </style:paragraph-properties>
      <style:text-properties style:font-name="Georgia"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variant="small-caps" fo:color="#23b8dc" style:font-name="Georgia1" fo:font-size="2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re_20_Chapitre_20_Niveau_20_2" style:display-name="Titre Chapitre Niveau 2" style:family="paragraph" style:parent-style-name="Titre_20_Chapitre_20_Niveau_20_1" style:default-outline-level="2" style:list-style-name="Outline">
      <style:paragraph-properties>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Légende_20_Image" style:display-name="Légende Image" style:family="paragraph" style:parent-style-name="Standard" style:default-outline-level="" style:list-style-name="">
      <style:paragraph-properties fo:text-align="center" style:justify-single-word="false" style:shadow="none"/>
      <style:text-properties fo:color="#23b8dc" style:font-name="Georgia2" fo:font-size="10pt"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éro_20_de_20_page" style:display-name="Numéro de page" style:family="paragraph" style:parent-style-name="Footer">
      <style:paragraph-properties fo:text-align="center" style:justify-single-word="false"/>
      <style:text-properties fo:color="#23b8dc" style:font-name="Georgia1" fo:font-size="14pt" fo:font-weight="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Révisions" style:family="paragraph" style:parent-style-name="Contenu_20_Chapitre_20_Niveau_20_1" style:master-page-name="">
      <style:paragraph-properties fo:margin-left="1cm" fo:margin-right="0cm" fo:margin-top="0cm" fo:margin-bottom="0cm" fo:text-align="start" style:justify-single-word="false" fo:text-indent="0cm" style:auto-text-indent="false" style:page-number="auto">
        <style:tab-stops/>
      </style:paragraph-properties>
      <style:text-properties style:font-name="Verdana" fo:font-size="8pt" fo:language="fr" fo:country="LU"/>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ection" style:family="text">
      <style:text-properties fo:font-variant="small-caps" fo:color="#23b8dc" style:font-name="Georgia" fo:font-size="16pt" style:text-underline-style="solid" style:text-underline-width="auto" style:text-underline-color="font-color" fo:background-color="transparent" style:text-overline-style="solid" style:text-overline-width="auto" style:text-overline-color="font-color"/>
    </style:style>
    <style:style style:name="Defaut" style:family="text">
      <style:text-properties fo:color="#000000" style:font-name="Georgia" fo:font-size="12pt" fo:background-color="transparent"/>
    </style:style>
    <style:style style:name="Internet_20_link" style:display-name="Internet link" style:family="text">
      <style:text-properties fo:color="#23b8dc" fo:language="zxx" fo:country="none" style:text-underline-style="none" style:language-asian="zxx" style:country-asian="none" style:language-complex="zxx" style:country-complex="none"/>
    </style:style>
    <style:style style:name="Visited_20_Internet_20_Link" style:display-name="Visited Internet Link" style:family="text">
      <style:text-properties fo:color="#23b8dc" fo:language="zxx" fo:country="none" style:text-underline-style="none" style:language-asian="zxx" style:country-asian="none" style:language-complex="zxx" style:country-complex="none"/>
    </style:style>
    <style:style style:name="Attention" style:family="text">
      <style:text-properties fo:color="#eb613d" style:font-name="Georgia"/>
    </style:style>
    <style:style style:name="Ok" style:family="text" style:parent-style-name="Attention">
      <style:text-properties fo:color="#7da647"/>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style:list-level-properties>
      </text:outline-level-style>
      <text:outline-level-style text:level="2" style:num-prefix="[" style:num-suffix="]" style:num-format="1" text:display-levels="2">
        <style:list-level-properties text:list-level-position-and-space-mode="label-alignment">
          <style:list-level-label-alignment text:label-followed-by="space" fo:text-indent="0.499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Chapitres">
      <text:list-level-style-number text:level="1" text:style-name="Numbering_20_Symbols" style:num-prefix=" " style:num-suffix=" "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ans_20_nom1" style:display-name="Sans nom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Numéro_20_de_20_page"><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04T15:15:59</meta:creation-date>
    <dc:date>2010-03-13T14:51:43</dc:date>
    <meta:editing-duration>PT80H25M25S</meta:editing-duration>
    <meta:editing-cycles>233</meta:editing-cycles>
    <meta:generator>OpenOffice.org/3.1$Unix OpenOffice.org_project/310m19$Build-9420</meta:generator>
    <meta:print-date>2010-01-25T12:54:25</meta:print-date>
    <meta:document-statistic meta:table-count="3" meta:image-count="30" meta:object-count="0" meta:page-count="37" meta:paragraph-count="408" meta:word-count="3671" meta:character-count="22969"/>
  </office:meta>
</office:document-meta>
</file>